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1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08cm"/>
    </style:style>
    <style:style style:name="co4" style:family="table-column">
      <style:table-column-properties fo:break-before="auto" style:column-width="7.408cm"/>
    </style:style>
    <style:style style:name="ro1" style:family="table-row">
      <style:table-row-properties style:row-height="6.50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  <style:style style:name="ce2" style:family="table-cell" style:parent-style-name="Default" style:data-style-name="N112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ce2"/>
        <table:table-column table:style-name="co2" table:number-columns-repeated="2" table:default-cell-style-name="Default"/>
        <table:table-row table:style-name="ro1">
          <table:table-cell table:number-columns-repeated="6"/>
          <table:table-cell office:value-type="string">
            <text:p/>
            <text:p>Xn^2 + Yn^2 = R^2</text:p>
            <text:p/>
            <text:p>Xn^2 = R^2 - Yn^2</text:p>
            <text:p/>
            <text:p>Xn+1^2 = R^2 - Yn+1^2</text:p>
            <text:p/>
            <text:p>Yn+1^2 = (Yn + 1)^2</text:p>
            <text:p><text:tab/><text:tab/>= Yn^2 + 2Yn + 1</text:p>
            <text:p><text:tab/><text:tab/></text:p>
            <text:p>Xn+1^2 = R^2 - Yn^2 - 2Yn - 1</text:p>
            <text:p/>
            <text:p>Xn+1^2 = Xn^2 - 2Yn - 1</text:p>
            <text:p/>
            <text:p>Xn+1^2 - Xn^2 = - 2Yn - 1</text:p>
            <text:p/>
            <text:p/>
          </table:table-cell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^2</text:p>
          </table:table-cell>
          <table:table-cell office:value-type="string">
            <text:p>Y^2</text:p>
          </table:table-cell>
          <table:table-cell office:value-type="string">
            <text:p>RADIUS2</text:p>
          </table:table-cell>
          <table:table-cell office:value-type="string">
            <text:p>Xn+1^2 – Xn^2</text:p>
          </table:table-cell>
          <table:table-cell office:value-type="string">
            <text:p>Xn+1 – Xn</text:p>
          </table:table-cell>
          <table:table-cell table:number-columns-repeated="2"/>
        </table:table-row>
        <table:table-row table:style-name="ro2">
          <table:table-cell office:value-type="float" office:value="100">
            <text:p>100.0000000000000</text:p>
          </table:table-cell>
          <table:table-cell office:value-type="float" office:value="0">
            <text:p>0</text:p>
          </table:table-cell>
          <table:table-cell table:formula="of:=RADIUS2-[.D3]" office:value-type="float" office:value="10000">
            <text:p>10000</text:p>
          </table:table-cell>
          <table:table-cell table:formula="of:=[.B3]*[.B3]" office:value-type="float" office:value="0">
            <text:p>0</text:p>
          </table:table-cell>
          <table:table-cell table:formula="of:=RADIUS*RADIUS" office:value-type="float" office:value="10000">
            <text:p>10000</text:p>
          </table:table-cell>
          <table:table-cell/>
          <table:table-cell table:formula="of:=[.A4]-[.A3]" office:value-type="float" office:value="-0.00500012500624791">
            <text:p>-0.005000125006</text:p>
          </table:table-cell>
          <table:table-cell table:formula="of:=100-[.A3]" office:value-type="float" office:value="0">
            <text:p>0</text:p>
          </table:table-cell>
          <table:table-cell/>
        </table:table-row>
        <table:table-row table:style-name="ro2">
          <table:table-cell table:formula="of:=SQRT(RADIUS*RADIUS-[.B4]*[.B4])" office:value-type="float" office:value="99.9949998749938">
            <text:p>99.9949998749938</text:p>
          </table:table-cell>
          <table:table-cell office:value-type="float" office:value="1">
            <text:p>1</text:p>
          </table:table-cell>
          <table:table-cell table:formula="of:=RADIUS2-[.D4]" office:value-type="float" office:value="9999">
            <text:p>9999</text:p>
          </table:table-cell>
          <table:table-cell table:formula="of:=[.B4]*[.B4]" office:value-type="float" office:value="1">
            <text:p>1</text:p>
          </table:table-cell>
          <table:table-cell/>
          <table:table-cell table:formula="of:=[.C3]-[.C4]" office:value-type="float" office:value="1">
            <text:p>1</text:p>
          </table:table-cell>
          <table:table-cell table:formula="of:=[.A5]-[.A4]" office:value-type="float" office:value="-0.0150018753938497">
            <text:p>-0.015001875394</text:p>
          </table:table-cell>
          <table:table-cell table:formula="of:=100-[.A4]" office:value-type="float" office:value="0.00500012500624791">
            <text:p>0.005000125</text:p>
          </table:table-cell>
          <table:table-cell table:formula="of:=[.H4]/DIVIDER" office:value-type="float" office:value="1">
            <text:p>1</text:p>
          </table:table-cell>
        </table:table-row>
        <table:table-row table:style-name="ro2">
          <table:table-cell table:formula="of:=SQRT(RADIUS*RADIUS-[.B5]*[.B5])" office:value-type="float" office:value="99.9799979995999">
            <text:p>99.9799979995999</text:p>
          </table:table-cell>
          <table:table-cell office:value-type="float" office:value="2">
            <text:p>2</text:p>
          </table:table-cell>
          <table:table-cell table:formula="of:=RADIUS2-[.D5]" office:value-type="float" office:value="9996">
            <text:p>9996</text:p>
          </table:table-cell>
          <table:table-cell table:formula="of:=[.B5]*[.B5]" office:value-type="float" office:value="4">
            <text:p>4</text:p>
          </table:table-cell>
          <table:table-cell/>
          <table:table-cell table:formula="of:=[.C4]-[.C5]" office:value-type="float" office:value="3">
            <text:p>3</text:p>
          </table:table-cell>
          <table:table-cell table:formula="of:=[.A6]-[.A5]" office:value-type="float" office:value="-0.0250081291587207">
            <text:p>-0.025008129159</text:p>
          </table:table-cell>
          <table:table-cell table:formula="of:=100-[.A5]" office:value-type="float" office:value="0.0200020004000976">
            <text:p>0.0200020004</text:p>
          </table:table-cell>
          <table:table-cell table:formula="of:=[.H5]/DIVIDER" office:value-type="float" office:value="4.00030006751912">
            <text:p>4.0003000675</text:p>
          </table:table-cell>
        </table:table-row>
        <table:table-row table:style-name="ro2">
          <table:table-cell table:formula="of:=SQRT(RADIUS*RADIUS-[.B6]*[.B6])" office:value-type="float" office:value="99.9549898704412">
            <text:p>99.9549898704412</text:p>
          </table:table-cell>
          <table:table-cell office:value-type="float" office:value="3">
            <text:p>3</text:p>
          </table:table-cell>
          <table:table-cell table:formula="of:=RADIUS2-[.D6]" office:value-type="float" office:value="9991">
            <text:p>9991</text:p>
          </table:table-cell>
          <table:table-cell table:formula="of:=[.B6]*[.B6]" office:value-type="float" office:value="9">
            <text:p>9</text:p>
          </table:table-cell>
          <table:table-cell/>
          <table:table-cell table:formula="of:=[.C5]-[.C6]" office:value-type="float" office:value="5">
            <text:p>5</text:p>
          </table:table-cell>
          <table:table-cell table:formula="of:=[.A7]-[.A6]" office:value-type="float" office:value="-0.0350218960668087">
            <text:p>-0.035021896067</text:p>
          </table:table-cell>
          <table:table-cell table:formula="of:=100-[.A6]" office:value-type="float" office:value="0.0450101295588183">
            <text:p>0.0450101296</text:p>
          </table:table-cell>
          <table:table-cell table:formula="of:=[.H6]/DIVIDER" office:value-type="float" office:value="9.00180085549379">
            <text:p>9.0018008555</text:p>
          </table:table-cell>
        </table:table-row>
        <table:table-row table:style-name="ro2">
          <table:table-cell table:formula="of:=SQRT(RADIUS*RADIUS-[.B7]*[.B7])" office:value-type="float" office:value="99.9199679743744">
            <text:p>99.9199679743744</text:p>
          </table:table-cell>
          <table:table-cell office:value-type="float" office:value="4">
            <text:p>4</text:p>
          </table:table-cell>
          <table:table-cell table:formula="of:=RADIUS2-[.D7]" office:value-type="float" office:value="9984">
            <text:p>9984</text:p>
          </table:table-cell>
          <table:table-cell table:formula="of:=[.B7]*[.B7]" office:value-type="float" office:value="16">
            <text:p>16</text:p>
          </table:table-cell>
          <table:table-cell/>
          <table:table-cell table:formula="of:=[.C6]-[.C7]" office:value-type="float" office:value="7">
            <text:p>7</text:p>
          </table:table-cell>
          <table:table-cell table:formula="of:=[.A8]-[.A7]" office:value-type="float" office:value="-0.0450461971834812">
            <text:p>-0.045046197183</text:p>
          </table:table-cell>
          <table:table-cell table:formula="of:=100-[.A7]" office:value-type="float" office:value="0.0800320256256271">
            <text:p>0.0800320256</text:p>
          </table:table-cell>
          <table:table-cell table:formula="of:=[.H7]/DIVIDER" office:value-type="float" office:value="16.0060049550007">
            <text:p>16.006004955</text:p>
          </table:table-cell>
        </table:table-row>
        <table:table-row table:style-name="ro2">
          <table:table-cell table:formula="of:=SQRT(RADIUS*RADIUS-[.B8]*[.B8])" office:value-type="float" office:value="99.8749217771909">
            <text:p>99.8749217771909</text:p>
          </table:table-cell>
          <table:table-cell office:value-type="float" office:value="5">
            <text:p>5</text:p>
          </table:table-cell>
          <table:table-cell table:formula="of:=RADIUS2-[.D8]" office:value-type="float" office:value="9975">
            <text:p>9975</text:p>
          </table:table-cell>
          <table:table-cell table:formula="of:=[.B8]*[.B8]" office:value-type="float" office:value="25">
            <text:p>25</text:p>
          </table:table-cell>
          <table:table-cell/>
          <table:table-cell table:formula="of:=[.C7]-[.C8]" office:value-type="float" office:value="9">
            <text:p>9</text:p>
          </table:table-cell>
          <table:table-cell table:formula="of:=[.A9]-[.A8]" office:value-type="float" office:value="-0.0550840694486539">
            <text:p>-0.055084069449</text:p>
          </table:table-cell>
          <table:table-cell table:formula="of:=100-[.A8]" office:value-type="float" office:value="0.125078222809108">
            <text:p>0.1250782228</text:p>
          </table:table-cell>
          <table:table-cell table:formula="of:=[.H8]/DIVIDER" office:value-type="float" office:value="25.0150191550844">
            <text:p>25.0150191551</text:p>
          </table:table-cell>
        </table:table-row>
        <table:table-row table:style-name="ro2">
          <table:table-cell table:formula="of:=SQRT(RADIUS*RADIUS-[.B9]*[.B9])" office:value-type="float" office:value="99.8198377077422">
            <text:p>99.8198377077422</text:p>
          </table:table-cell>
          <table:table-cell office:value-type="float" office:value="6">
            <text:p>6</text:p>
          </table:table-cell>
          <table:table-cell table:formula="of:=RADIUS2-[.D9]" office:value-type="float" office:value="9964">
            <text:p>9964</text:p>
          </table:table-cell>
          <table:table-cell table:formula="of:=[.B9]*[.B9]" office:value-type="float" office:value="36">
            <text:p>36</text:p>
          </table:table-cell>
          <table:table-cell/>
          <table:table-cell table:formula="of:=[.C8]-[.C9]" office:value-type="float" office:value="11">
            <text:p>11</text:p>
          </table:table-cell>
          <table:table-cell table:formula="of:=[.A10]-[.A9]" office:value-type="float" office:value="-0.0651385703081218">
            <text:p>-0.065138570308</text:p>
          </table:table-cell>
          <table:table-cell table:formula="of:=100-[.A9]" office:value-type="float" office:value="0.180162292257762">
            <text:p>0.1801622923</text:p>
          </table:table-cell>
          <table:table-cell table:formula="of:=[.H9]/DIVIDER" office:value-type="float" office:value="36.0315576175876">
            <text:p>36.0315576176</text:p>
          </table:table-cell>
        </table:table-row>
        <table:table-row table:style-name="ro2">
          <table:table-cell table:formula="of:=SQRT(RADIUS*RADIUS-[.B10]*[.B10])" office:value-type="float" office:value="99.7546991374341">
            <text:p>99.7546991374341</text:p>
          </table:table-cell>
          <table:table-cell office:value-type="float" office:value="7">
            <text:p>7</text:p>
          </table:table-cell>
          <table:table-cell table:formula="of:=RADIUS2-[.D10]" office:value-type="float" office:value="9951">
            <text:p>9951</text:p>
          </table:table-cell>
          <table:table-cell table:formula="of:=[.B10]*[.B10]" office:value-type="float" office:value="49">
            <text:p>49</text:p>
          </table:table-cell>
          <table:table-cell/>
          <table:table-cell table:formula="of:=[.C9]-[.C10]" office:value-type="float" office:value="13">
            <text:p>13</text:p>
          </table:table-cell>
          <table:table-cell table:formula="of:=[.A11]-[.A10]" office:value-type="float" office:value="-0.0752127824172248">
            <text:p>-0.075212782417</text:p>
          </table:table-cell>
          <table:table-cell table:formula="of:=100-[.A10]" office:value-type="float" office:value="0.245300862565884">
            <text:p>0.2453008626</text:p>
          </table:table-cell>
          <table:table-cell table:formula="of:=[.H10]/DIVIDER" office:value-type="float" office:value="49.0589459782241">
            <text:p>49.0589459782</text:p>
          </table:table-cell>
        </table:table-row>
        <table:table-row table:style-name="ro2">
          <table:table-cell table:formula="of:=SQRT(RADIUS*RADIUS-[.B11]*[.B11])" office:value-type="float" office:value="99.6794863550169">
            <text:p>99.6794863550169</text:p>
          </table:table-cell>
          <table:table-cell office:value-type="float" office:value="8">
            <text:p>8</text:p>
          </table:table-cell>
          <table:table-cell table:formula="of:=RADIUS2-[.D11]" office:value-type="float" office:value="9936">
            <text:p>9936</text:p>
          </table:table-cell>
          <table:table-cell table:formula="of:=[.B11]*[.B11]" office:value-type="float" office:value="64">
            <text:p>64</text:p>
          </table:table-cell>
          <table:table-cell/>
          <table:table-cell table:formula="of:=[.C10]-[.C11]" office:value-type="float" office:value="15">
            <text:p>15</text:p>
          </table:table-cell>
          <table:table-cell table:formula="of:=[.A12]-[.A11]" office:value-type="float" office:value="-0.0853098184341974">
            <text:p>-0.085309818434</text:p>
          </table:table-cell>
          <table:table-cell table:formula="of:=100-[.A11]" office:value-type="float" office:value="0.320513644983109">
            <text:p>0.320513645</text:p>
          </table:table-cell>
          <table:table-cell table:formula="of:=[.H11]/DIVIDER" office:value-type="float" office:value="64.1011263883624">
            <text:p>64.1011263884</text:p>
          </table:table-cell>
        </table:table-row>
        <table:table-row table:style-name="ro2">
          <table:table-cell table:formula="of:=SQRT(RADIUS*RADIUS-[.B12]*[.B12])" office:value-type="float" office:value="99.5941765365827">
            <text:p>99.5941765365827</text:p>
          </table:table-cell>
          <table:table-cell office:value-type="float" office:value="9">
            <text:p>9</text:p>
          </table:table-cell>
          <table:table-cell table:formula="of:=RADIUS2-[.D12]" office:value-type="float" office:value="9919">
            <text:p>9919</text:p>
          </table:table-cell>
          <table:table-cell table:formula="of:=[.B12]*[.B12]" office:value-type="float" office:value="81">
            <text:p>81</text:p>
          </table:table-cell>
          <table:table-cell/>
          <table:table-cell table:formula="of:=[.C11]-[.C12]" office:value-type="float" office:value="17">
            <text:p>17</text:p>
          </table:table-cell>
          <table:table-cell table:formula="of:=[.A13]-[.A12]" office:value-type="float" office:value="-0.095432825920696">
            <text:p>-0.095432825921</text:p>
          </table:table-cell>
          <table:table-cell table:formula="of:=100-[.A12]" office:value-type="float" office:value="0.405823463417306">
            <text:p>0.4058234634</text:p>
          </table:table-cell>
          <table:table-cell table:formula="of:=[.H12]/DIVIDER" office:value-type="float" office:value="81.1626635154539">
            <text:p>81.1626635155</text:p>
          </table:table-cell>
        </table:table-row>
        <table:table-row table:style-name="ro2">
          <table:table-cell table:formula="of:=SQRT(RADIUS*RADIUS-[.B13]*[.B13])" office:value-type="float" office:value="99.498743710662">
            <text:p>99.4987437106620</text:p>
          </table:table-cell>
          <table:table-cell office:value-type="float" office:value="10">
            <text:p>10</text:p>
          </table:table-cell>
          <table:table-cell table:formula="of:=RADIUS2-[.D13]" office:value-type="float" office:value="9900">
            <text:p>9900</text:p>
          </table:table-cell>
          <table:table-cell table:formula="of:=[.B13]*[.B13]" office:value-type="float" office:value="100">
            <text:p>100</text:p>
          </table:table-cell>
          <table:table-cell/>
          <table:table-cell table:formula="of:=[.C12]-[.C13]" office:value-type="float" office:value="19">
            <text:p>19</text:p>
          </table:table-cell>
          <table:table-cell table:formula="of:=[.A14]-[.A13]" office:value-type="float" office:value="-0.105584992367909">
            <text:p>-0.105584992368</text:p>
          </table:table-cell>
          <table:table-cell table:formula="of:=100-[.A13]" office:value-type="float" office:value="0.501256289338002">
            <text:p>0.5012562893</text:p>
          </table:table-cell>
          <table:table-cell table:formula="of:=[.H13]/DIVIDER" office:value-type="float" office:value="100.248751523543">
            <text:p>100.2487515235</text:p>
          </table:table-cell>
        </table:table-row>
        <table:table-row table:style-name="ro2">
          <table:table-cell table:formula="of:=SQRT(RADIUS*RADIUS-[.B14]*[.B14])" office:value-type="float" office:value="99.3931587182941">
            <text:p>99.3931587182941</text:p>
          </table:table-cell>
          <table:table-cell office:value-type="float" office:value="11">
            <text:p>11</text:p>
          </table:table-cell>
          <table:table-cell table:formula="of:=RADIUS2-[.D14]" office:value-type="float" office:value="9879">
            <text:p>9879</text:p>
          </table:table-cell>
          <table:table-cell table:formula="of:=[.B14]*[.B14]" office:value-type="float" office:value="121">
            <text:p>121</text:p>
          </table:table-cell>
          <table:table-cell/>
          <table:table-cell table:formula="of:=[.C13]-[.C14]" office:value-type="float" office:value="21">
            <text:p>21</text:p>
          </table:table-cell>
          <table:table-cell table:formula="of:=[.A15]-[.A14]" office:value-type="float" office:value="-0.115769550367233">
            <text:p>-0.115769550367</text:p>
          </table:table-cell>
          <table:table-cell table:formula="of:=100-[.A14]" office:value-type="float" office:value="0.606841281705911">
            <text:p>0.6068412817</text:p>
          </table:table-cell>
          <table:table-cell table:formula="of:=[.H14]/DIVIDER" office:value-type="float" office:value="121.365222058975">
            <text:p>121.365222059</text:p>
          </table:table-cell>
        </table:table-row>
        <table:table-row table:style-name="ro2">
          <table:table-cell table:formula="of:=SQRT(RADIUS*RADIUS-[.B15]*[.B15])" office:value-type="float" office:value="99.2773891679269">
            <text:p>99.2773891679269</text:p>
          </table:table-cell>
          <table:table-cell office:value-type="float" office:value="12">
            <text:p>12</text:p>
          </table:table-cell>
          <table:table-cell table:formula="of:=RADIUS2-[.D15]" office:value-type="float" office:value="9856">
            <text:p>9856</text:p>
          </table:table-cell>
          <table:table-cell table:formula="of:=[.B15]*[.B15]" office:value-type="float" office:value="144">
            <text:p>144</text:p>
          </table:table-cell>
          <table:table-cell/>
          <table:table-cell table:formula="of:=[.C14]-[.C15]" office:value-type="float" office:value="23">
            <text:p>23</text:p>
          </table:table-cell>
          <table:table-cell table:formula="of:=[.A16]-[.A15]" office:value-type="float" office:value="-0.125989782945908">
            <text:p>-0.125989782946</text:p>
          </table:table-cell>
          <table:table-cell table:formula="of:=100-[.A15]" office:value-type="float" office:value="0.722610832073144">
            <text:p>0.7226108321</text:p>
          </table:table-cell>
          <table:table-cell table:formula="of:=[.H15]/DIVIDER" office:value-type="float" office:value="144.518553270209">
            <text:p>144.5185532702</text:p>
          </table:table-cell>
        </table:table-row>
        <table:table-row table:style-name="ro2">
          <table:table-cell table:formula="of:=SQRT(RADIUS*RADIUS-[.B16]*[.B16])" office:value-type="float" office:value="99.151399384981">
            <text:p>99.1513993849810</text:p>
          </table:table-cell>
          <table:table-cell office:value-type="float" office:value="13">
            <text:p>13</text:p>
          </table:table-cell>
          <table:table-cell table:formula="of:=RADIUS2-[.D16]" office:value-type="float" office:value="9831">
            <text:p>9831</text:p>
          </table:table-cell>
          <table:table-cell table:formula="of:=[.B16]*[.B16]" office:value-type="float" office:value="169">
            <text:p>169</text:p>
          </table:table-cell>
          <table:table-cell/>
          <table:table-cell table:formula="of:=[.C15]-[.C16]" office:value-type="float" office:value="25">
            <text:p>25</text:p>
          </table:table-cell>
          <table:table-cell table:formula="of:=[.A17]-[.A16]" office:value-type="float" office:value="-0.136249029088447">
            <text:p>-0.136249029088</text:p>
          </table:table-cell>
          <table:table-cell table:formula="of:=100-[.A16]" office:value-type="float" office:value="0.848600615019052">
            <text:p>0.848600615</text:p>
          </table:table-cell>
          <table:table-cell table:formula="of:=[.H16]/DIVIDER" office:value-type="float" office:value="169.715879894739">
            <text:p>169.7158798947</text:p>
          </table:table-cell>
        </table:table-row>
        <table:table-row table:style-name="ro2">
          <table:table-cell table:formula="of:=SQRT(RADIUS*RADIUS-[.B17]*[.B17])" office:value-type="float" office:value="99.0151503558925">
            <text:p>99.0151503558925</text:p>
          </table:table-cell>
          <table:table-cell office:value-type="float" office:value="14">
            <text:p>14</text:p>
          </table:table-cell>
          <table:table-cell table:formula="of:=RADIUS2-[.D17]" office:value-type="float" office:value="9804">
            <text:p>9804</text:p>
          </table:table-cell>
          <table:table-cell table:formula="of:=[.B17]*[.B17]" office:value-type="float" office:value="196">
            <text:p>196</text:p>
          </table:table-cell>
          <table:table-cell/>
          <table:table-cell table:formula="of:=[.C16]-[.C17]" office:value-type="float" office:value="27">
            <text:p>27</text:p>
          </table:table-cell>
          <table:table-cell table:formula="of:=[.A18]-[.A17]" office:value-type="float" office:value="-0.146550689466565">
            <text:p>-0.146550689467</text:p>
          </table:table-cell>
          <table:table-cell table:formula="of:=100-[.A17]" office:value-type="float" office:value="0.984849644107499">
            <text:p>0.9848496441</text:p>
          </table:table-cell>
          <table:table-cell table:formula="of:=[.H17]/DIVIDER" office:value-type="float" office:value="196.965004450264">
            <text:p>196.9650044503</text:p>
          </table:table-cell>
        </table:table-row>
        <table:table-row table:style-name="ro2">
          <table:table-cell table:formula="of:=SQRT(RADIUS*RADIUS-[.B18]*[.B18])" office:value-type="float" office:value="98.8685996664259">
            <text:p>98.8685996664259</text:p>
          </table:table-cell>
          <table:table-cell office:value-type="float" office:value="15">
            <text:p>15</text:p>
          </table:table-cell>
          <table:table-cell table:formula="of:=RADIUS2-[.D18]" office:value-type="float" office:value="9775">
            <text:p>9775</text:p>
          </table:table-cell>
          <table:table-cell table:formula="of:=[.B18]*[.B18]" office:value-type="float" office:value="225">
            <text:p>225</text:p>
          </table:table-cell>
          <table:table-cell/>
          <table:table-cell table:formula="of:=[.C17]-[.C18]" office:value-type="float" office:value="29">
            <text:p>29</text:p>
          </table:table-cell>
          <table:table-cell table:formula="of:=[.A19]-[.A18]" office:value-type="float" office:value="-0.156898232401403">
            <text:p>-0.156898232401</text:p>
          </table:table-cell>
          <table:table-cell table:formula="of:=100-[.A18]" office:value-type="float" office:value="1.13140033357406">
            <text:p>1.1314003336</text:p>
          </table:table-cell>
          <table:table-cell table:formula="of:=[.H18]/DIVIDER" office:value-type="float" office:value="226.274409571825">
            <text:p>226.2744095718</text:p>
          </table:table-cell>
        </table:table-row>
        <table:table-row table:style-name="ro2">
          <table:table-cell table:formula="of:=SQRT(RADIUS*RADIUS-[.B19]*[.B19])" office:value-type="float" office:value="98.7117014340245">
            <text:p>98.7117014340245</text:p>
          </table:table-cell>
          <table:table-cell office:value-type="float" office:value="16">
            <text:p>16</text:p>
          </table:table-cell>
          <table:table-cell table:formula="of:=RADIUS2-[.D19]" office:value-type="float" office:value="9744">
            <text:p>9744</text:p>
          </table:table-cell>
          <table:table-cell table:formula="of:=[.B19]*[.B19]" office:value-type="float" office:value="256">
            <text:p>256</text:p>
          </table:table-cell>
          <table:table-cell/>
          <table:table-cell table:formula="of:=[.C18]-[.C19]" office:value-type="float" office:value="31">
            <text:p>31</text:p>
          </table:table-cell>
          <table:table-cell table:formula="of:=[.A20]-[.A19]" office:value-type="float" office:value="-0.167295200083487">
            <text:p>-0.167295200083</text:p>
          </table:table-cell>
          <table:table-cell table:formula="of:=100-[.A19]" office:value-type="float" office:value="1.28829856597547">
            <text:p>1.288298566</text:p>
          </table:table-cell>
          <table:table-cell table:formula="of:=[.H19]/DIVIDER" office:value-type="float" office:value="257.653271541346">
            <text:p>257.6532715413</text:p>
          </table:table-cell>
        </table:table-row>
        <table:table-row table:style-name="ro2">
          <table:table-cell table:formula="of:=SQRT(RADIUS*RADIUS-[.B20]*[.B20])" office:value-type="float" office:value="98.544406233941">
            <text:p>98.5444062339410</text:p>
          </table:table-cell>
          <table:table-cell office:value-type="float" office:value="17">
            <text:p>17</text:p>
          </table:table-cell>
          <table:table-cell table:formula="of:=RADIUS2-[.D20]" office:value-type="float" office:value="9711">
            <text:p>9711</text:p>
          </table:table-cell>
          <table:table-cell table:formula="of:=[.B20]*[.B20]" office:value-type="float" office:value="289">
            <text:p>289</text:p>
          </table:table-cell>
          <table:table-cell/>
          <table:table-cell table:formula="of:=[.C19]-[.C20]" office:value-type="float" office:value="33">
            <text:p>33</text:p>
          </table:table-cell>
          <table:table-cell table:formula="of:=[.A21]-[.A20]" office:value-type="float" office:value="-0.17774521507755">
            <text:p>-0.177745215078</text:p>
          </table:table-cell>
          <table:table-cell table:formula="of:=100-[.A20]" office:value-type="float" office:value="1.45559376605895">
            <text:p>1.4555937661</text:p>
          </table:table-cell>
          <table:table-cell table:formula="of:=[.H20]/DIVIDER" office:value-type="float" office:value="291.111475061146">
            <text:p>291.1114750611</text:p>
          </table:table-cell>
        </table:table-row>
        <table:table-row table:style-name="ro2">
          <table:table-cell table:formula="of:=SQRT(RADIUS*RADIUS-[.B21]*[.B21])" office:value-type="float" office:value="98.3666610188635">
            <text:p>98.3666610188635</text:p>
          </table:table-cell>
          <table:table-cell office:value-type="float" office:value="18">
            <text:p>18</text:p>
          </table:table-cell>
          <table:table-cell table:formula="of:=RADIUS2-[.D21]" office:value-type="float" office:value="9676">
            <text:p>9676</text:p>
          </table:table-cell>
          <table:table-cell table:formula="of:=[.B21]*[.B21]" office:value-type="float" office:value="324">
            <text:p>324</text:p>
          </table:table-cell>
          <table:table-cell/>
          <table:table-cell table:formula="of:=[.C20]-[.C21]" office:value-type="float" office:value="35">
            <text:p>35</text:p>
          </table:table-cell>
          <table:table-cell table:formula="of:=[.A22]-[.A21]" office:value-type="float" office:value="-0.188251987142067">
            <text:p>-0.188251987142</text:p>
          </table:table-cell>
          <table:table-cell table:formula="of:=100-[.A21]" office:value-type="float" office:value="1.6333389811365">
            <text:p>1.6333389811</text:p>
          </table:table-cell>
          <table:table-cell table:formula="of:=[.H21]/DIVIDER" office:value-type="float" office:value="326.659629328379">
            <text:p>326.6596293284</text:p>
          </table:table-cell>
        </table:table-row>
        <table:table-row table:style-name="ro2">
          <table:table-cell table:formula="of:=SQRT(RADIUS*RADIUS-[.B22]*[.B22])" office:value-type="float" office:value="98.1784090317214">
            <text:p>98.1784090317214</text:p>
          </table:table-cell>
          <table:table-cell office:value-type="float" office:value="19">
            <text:p>19</text:p>
          </table:table-cell>
          <table:table-cell table:formula="of:=RADIUS2-[.D22]" office:value-type="float" office:value="9639">
            <text:p>9639</text:p>
          </table:table-cell>
          <table:table-cell table:formula="of:=[.B22]*[.B22]" office:value-type="float" office:value="361">
            <text:p>361</text:p>
          </table:table-cell>
          <table:table-cell/>
          <table:table-cell table:formula="of:=[.C21]-[.C22]" office:value-type="float" office:value="37">
            <text:p>37</text:p>
          </table:table-cell>
          <table:table-cell table:formula="of:=[.A23]-[.A22]" office:value-type="float" office:value="-0.198819320394307">
            <text:p>-0.198819320394</text:p>
          </table:table-cell>
          <table:table-cell table:formula="of:=100-[.A22]" office:value-type="float" office:value="1.82159096827857">
            <text:p>1.8215909683</text:p>
          </table:table-cell>
          <table:table-cell table:formula="of:=[.H22]/DIVIDER" office:value-type="float" office:value="364.309085473343">
            <text:p>364.3090854733</text:p>
          </table:table-cell>
        </table:table-row>
        <table:table-row table:style-name="ro2">
          <table:table-cell table:formula="of:=SQRT(RADIUS*RADIUS-[.B23]*[.B23])" office:value-type="float" office:value="97.9795897113271">
            <text:p>97.9795897113271</text:p>
          </table:table-cell>
          <table:table-cell office:value-type="float" office:value="20">
            <text:p>20</text:p>
          </table:table-cell>
          <table:table-cell table:formula="of:=RADIUS2-[.D23]" office:value-type="float" office:value="9600">
            <text:p>9600</text:p>
          </table:table-cell>
          <table:table-cell table:formula="of:=[.B23]*[.B23]" office:value-type="float" office:value="400">
            <text:p>400</text:p>
          </table:table-cell>
          <table:table-cell/>
          <table:table-cell table:formula="of:=[.C22]-[.C23]" office:value-type="float" office:value="39">
            <text:p>39</text:p>
          </table:table-cell>
          <table:table-cell table:formula="of:=[.A24]-[.A23]" office:value-type="float" office:value="-0.209451120855647">
            <text:p>-0.209451120856</text:p>
          </table:table-cell>
          <table:table-cell table:formula="of:=100-[.A23]" office:value-type="float" office:value="2.02041028867288">
            <text:p>2.0204102887</text:p>
          </table:table-cell>
          <table:table-cell table:formula="of:=[.H23]/DIVIDER" office:value-type="float" office:value="404.071955430768">
            <text:p>404.0719554308</text:p>
          </table:table-cell>
        </table:table-row>
        <table:table-row table:style-name="ro2">
          <table:table-cell table:formula="of:=SQRT(RADIUS*RADIUS-[.B24]*[.B24])" office:value-type="float" office:value="97.7701385904715">
            <text:p>97.7701385904715</text:p>
          </table:table-cell>
          <table:table-cell office:value-type="float" office:value="21">
            <text:p>21</text:p>
          </table:table-cell>
          <table:table-cell table:formula="of:=RADIUS2-[.D24]" office:value-type="float" office:value="9559">
            <text:p>9559</text:p>
          </table:table-cell>
          <table:table-cell table:formula="of:=[.B24]*[.B24]" office:value-type="float" office:value="441">
            <text:p>441</text:p>
          </table:table-cell>
          <table:table-cell/>
          <table:table-cell table:formula="of:=[.C23]-[.C24]" office:value-type="float" office:value="41">
            <text:p>41</text:p>
          </table:table-cell>
          <table:table-cell table:formula="of:=[.A25]-[.A24]" office:value-type="float" office:value="-0.220151404413883">
            <text:p>-0.220151404414</text:p>
          </table:table-cell>
          <table:table-cell table:formula="of:=100-[.A24]" office:value-type="float" office:value="2.22986140952852">
            <text:p>2.2298614095</text:p>
          </table:table-cell>
          <table:table-cell table:formula="of:=[.H24]/DIVIDER" office:value-type="float" office:value="445.961132320132">
            <text:p>445.9611323201</text:p>
          </table:table-cell>
        </table:table-row>
        <table:table-row table:style-name="ro2">
          <table:table-cell table:formula="of:=SQRT(RADIUS*RADIUS-[.B25]*[.B25])" office:value-type="float" office:value="97.5499871860576">
            <text:p>97.5499871860576</text:p>
          </table:table-cell>
          <table:table-cell office:value-type="float" office:value="22">
            <text:p>22</text:p>
          </table:table-cell>
          <table:table-cell table:formula="of:=RADIUS2-[.D25]" office:value-type="float" office:value="9516">
            <text:p>9516</text:p>
          </table:table-cell>
          <table:table-cell table:formula="of:=[.B25]*[.B25]" office:value-type="float" office:value="484">
            <text:p>484</text:p>
          </table:table-cell>
          <table:table-cell/>
          <table:table-cell table:formula="of:=[.C24]-[.C25]" office:value-type="float" office:value="43">
            <text:p>43</text:p>
          </table:table-cell>
          <table:table-cell table:formula="of:=[.A26]-[.A25]" office:value-type="float" office:value="-0.230924305242709">
            <text:p>-0.230924305243</text:p>
          </table:table-cell>
          <table:table-cell table:formula="of:=100-[.A25]" office:value-type="float" office:value="2.45001281394241">
            <text:p>2.4500128139</text:p>
          </table:table-cell>
          <table:table-cell table:formula="of:=[.H25]/DIVIDER" office:value-type="float" office:value="489.990312418388">
            <text:p>489.9903124184</text:p>
          </table:table-cell>
        </table:table-row>
        <table:table-row table:style-name="ro2">
          <table:table-cell table:formula="of:=SQRT(RADIUS*RADIUS-[.B26]*[.B26])" office:value-type="float" office:value="97.3190628808149">
            <text:p>97.3190628808149</text:p>
          </table:table-cell>
          <table:table-cell office:value-type="float" office:value="23">
            <text:p>23</text:p>
          </table:table-cell>
          <table:table-cell table:formula="of:=RADIUS2-[.D26]" office:value-type="float" office:value="9471">
            <text:p>9471</text:p>
          </table:table-cell>
          <table:table-cell table:formula="of:=[.B26]*[.B26]" office:value-type="float" office:value="529">
            <text:p>529</text:p>
          </table:table-cell>
          <table:table-cell/>
          <table:table-cell table:formula="of:=[.C25]-[.C26]" office:value-type="float" office:value="45">
            <text:p>45</text:p>
          </table:table-cell>
          <table:table-cell table:formula="of:=[.A27]-[.A26]" office:value-type="float" office:value="-0.24177408472211">
            <text:p>-0.241774084722</text:p>
          </table:table-cell>
          <table:table-cell table:formula="of:=100-[.A26]" office:value-type="float" office:value="2.68093711918512">
            <text:p>2.6809371192</text:p>
          </table:table-cell>
          <table:table-cell table:formula="of:=[.H26]/DIVIDER" office:value-type="float" office:value="536.174018816559">
            <text:p>536.1740188166</text:p>
          </table:table-cell>
        </table:table-row>
        <table:table-row table:style-name="ro2">
          <table:table-cell table:formula="of:=SQRT(RADIUS*RADIUS-[.B27]*[.B27])" office:value-type="float" office:value="97.0772887960928">
            <text:p>97.0772887960928</text:p>
          </table:table-cell>
          <table:table-cell office:value-type="float" office:value="24">
            <text:p>24</text:p>
          </table:table-cell>
          <table:table-cell table:formula="of:=RADIUS2-[.D27]" office:value-type="float" office:value="9424">
            <text:p>9424</text:p>
          </table:table-cell>
          <table:table-cell table:formula="of:=[.B27]*[.B27]" office:value-type="float" office:value="576">
            <text:p>576</text:p>
          </table:table-cell>
          <table:table-cell/>
          <table:table-cell table:formula="of:=[.C26]-[.C27]" office:value-type="float" office:value="47">
            <text:p>47</text:p>
          </table:table-cell>
          <table:table-cell table:formula="of:=[.A28]-[.A27]" office:value-type="float" office:value="-0.252705140907352">
            <text:p>-0.252705140907</text:p>
          </table:table-cell>
          <table:table-cell table:formula="of:=100-[.A27]" office:value-type="float" office:value="2.92271120390723">
            <text:p>2.9227112039</text:p>
          </table:table-cell>
          <table:table-cell table:formula="of:=[.H27]/DIVIDER" office:value-type="float" office:value="584.527626860358">
            <text:p>584.5276268604</text:p>
          </table:table-cell>
        </table:table-row>
        <table:table-row table:style-name="ro2">
          <table:table-cell table:formula="of:=SQRT(RADIUS*RADIUS-[.B28]*[.B28])" office:value-type="float" office:value="96.8245836551854">
            <text:p>96.8245836551854</text:p>
          </table:table-cell>
          <table:table-cell office:value-type="float" office:value="25">
            <text:p>25</text:p>
          </table:table-cell>
          <table:table-cell table:formula="of:=RADIUS2-[.D28]" office:value-type="float" office:value="9375">
            <text:p>9375</text:p>
          </table:table-cell>
          <table:table-cell table:formula="of:=[.B28]*[.B28]" office:value-type="float" office:value="625">
            <text:p>625</text:p>
          </table:table-cell>
          <table:table-cell/>
          <table:table-cell table:formula="of:=[.C27]-[.C28]" office:value-type="float" office:value="49">
            <text:p>49</text:p>
          </table:table-cell>
          <table:table-cell table:formula="of:=[.A29]-[.A28]" office:value-type="float" office:value="-0.263722018598941">
            <text:p>-0.263722018599</text:p>
          </table:table-cell>
          <table:table-cell table:formula="of:=100-[.A28]" office:value-type="float" office:value="3.17541634481458">
            <text:p>3.1754163448</text:p>
          </table:table-cell>
          <table:table-cell table:formula="of:=[.H28]/DIVIDER" office:value-type="float" office:value="635.06739148456">
            <text:p>635.0673914846</text:p>
          </table:table-cell>
        </table:table-row>
        <table:table-row table:style-name="ro2">
          <table:table-cell table:formula="of:=SQRT(RADIUS*RADIUS-[.B29]*[.B29])" office:value-type="float" office:value="96.5608616365865">
            <text:p>96.5608616365865</text:p>
          </table:table-cell>
          <table:table-cell office:value-type="float" office:value="26">
            <text:p>26</text:p>
          </table:table-cell>
          <table:table-cell table:formula="of:=RADIUS2-[.D29]" office:value-type="float" office:value="9324">
            <text:p>9324</text:p>
          </table:table-cell>
          <table:table-cell table:formula="of:=[.B29]*[.B29]" office:value-type="float" office:value="676">
            <text:p>676</text:p>
          </table:table-cell>
          <table:table-cell/>
          <table:table-cell table:formula="of:=[.C28]-[.C29]" office:value-type="float" office:value="51">
            <text:p>51</text:p>
          </table:table-cell>
          <table:table-cell table:formula="of:=[.A30]-[.A29]" office:value-type="float" office:value="-0.274829420070262">
            <text:p>-0.274829420070</text:p>
          </table:table-cell>
          <table:table-cell table:formula="of:=100-[.A29]" office:value-type="float" office:value="3.43913836341352">
            <text:p>3.4391383634</text:p>
          </table:table-cell>
          <table:table-cell table:formula="of:=[.H29]/DIVIDER" office:value-type="float" office:value="687.810476561314">
            <text:p>687.8104765613</text:p>
          </table:table-cell>
        </table:table-row>
        <table:table-row table:style-name="ro2">
          <table:table-cell table:formula="of:=SQRT(RADIUS*RADIUS-[.B30]*[.B30])" office:value-type="float" office:value="96.2860322165162">
            <text:p>96.2860322165162</text:p>
          </table:table-cell>
          <table:table-cell office:value-type="float" office:value="27">
            <text:p>27</text:p>
          </table:table-cell>
          <table:table-cell table:formula="of:=RADIUS2-[.D30]" office:value-type="float" office:value="9271">
            <text:p>9271</text:p>
          </table:table-cell>
          <table:table-cell table:formula="of:=[.B30]*[.B30]" office:value-type="float" office:value="729">
            <text:p>729</text:p>
          </table:table-cell>
          <table:table-cell/>
          <table:table-cell table:formula="of:=[.C29]-[.C30]" office:value-type="float" office:value="53">
            <text:p>53</text:p>
          </table:table-cell>
          <table:table-cell table:formula="of:=[.A31]-[.A30]" office:value-type="float" office:value="-0.286032216516219">
            <text:p>-0.286032216516</text:p>
          </table:table-cell>
          <table:table-cell table:formula="of:=100-[.A30]" office:value-type="float" office:value="3.71396778348378">
            <text:p>3.7139677835</text:p>
          </table:table-cell>
          <table:table-cell table:formula="of:=[.H30]/DIVIDER" office:value-type="float" office:value="742.774986393938">
            <text:p>742.7749863939</text:p>
          </table:table-cell>
        </table:table-row>
        <table:table-row table:style-name="ro2">
          <table:table-cell table:formula="of:=SQRT(RADIUS*RADIUS-[.B31]*[.B31])" office:value-type="float" office:value="96">
            <text:p>96.0000000000000</text:p>
          </table:table-cell>
          <table:table-cell office:value-type="float" office:value="28">
            <text:p>28</text:p>
          </table:table-cell>
          <table:table-cell table:formula="of:=RADIUS2-[.D31]" office:value-type="float" office:value="9216">
            <text:p>9216</text:p>
          </table:table-cell>
          <table:table-cell table:formula="of:=[.B31]*[.B31]" office:value-type="float" office:value="784">
            <text:p>784</text:p>
          </table:table-cell>
          <table:table-cell/>
          <table:table-cell table:formula="of:=[.C30]-[.C31]" office:value-type="float" office:value="55">
            <text:p>55</text:p>
          </table:table-cell>
          <table:table-cell table:formula="of:=[.A32]-[.A31]" office:value-type="float" office:value="-0.297335460291393">
            <text:p>-0.297335460291</text:p>
          </table:table-cell>
          <table:table-cell table:formula="of:=100-[.A31]" office:value-type="float" office:value="4">
            <text:p>4</text:p>
          </table:table-cell>
          <table:table-cell table:formula="of:=[.H31]/DIVIDER" office:value-type="float" office:value="799.979999500371">
            <text:p>799.9799995004</text:p>
          </table:table-cell>
        </table:table-row>
        <table:table-row table:style-name="ro2">
          <table:table-cell table:formula="of:=SQRT(RADIUS*RADIUS-[.B32]*[.B32])" office:value-type="float" office:value="95.7026645397086">
            <text:p>95.7026645397086</text:p>
          </table:table-cell>
          <table:table-cell office:value-type="float" office:value="29">
            <text:p>29</text:p>
          </table:table-cell>
          <table:table-cell table:formula="of:=RADIUS2-[.D32]" office:value-type="float" office:value="9159">
            <text:p>9159</text:p>
          </table:table-cell>
          <table:table-cell table:formula="of:=[.B32]*[.B32]" office:value-type="float" office:value="841">
            <text:p>841</text:p>
          </table:table-cell>
          <table:table-cell/>
          <table:table-cell table:formula="of:=[.C31]-[.C32]" office:value-type="float" office:value="57">
            <text:p>57</text:p>
          </table:table-cell>
          <table:table-cell table:formula="of:=[.A33]-[.A32]" office:value-type="float" office:value="-0.308744398014042">
            <text:p>-0.308744398014</text:p>
          </table:table-cell>
          <table:table-cell table:formula="of:=100-[.A32]" office:value-type="float" office:value="4.29733546029139">
            <text:p>4.2973354603</text:p>
          </table:table-cell>
          <table:table-cell table:formula="of:=[.H32]/DIVIDER" office:value-type="float" office:value="859.445604844209">
            <text:p>859.4456048442</text:p>
          </table:table-cell>
        </table:table-row>
        <table:table-row table:style-name="ro2">
          <table:table-cell table:formula="of:=SQRT(RADIUS*RADIUS-[.B33]*[.B33])" office:value-type="float" office:value="95.3939201416946">
            <text:p>95.3939201416946</text:p>
          </table:table-cell>
          <table:table-cell office:value-type="float" office:value="30">
            <text:p>30</text:p>
          </table:table-cell>
          <table:table-cell table:formula="of:=RADIUS2-[.D33]" office:value-type="float" office:value="9100">
            <text:p>9100</text:p>
          </table:table-cell>
          <table:table-cell table:formula="of:=[.B33]*[.B33]" office:value-type="float" office:value="900">
            <text:p>900</text:p>
          </table:table-cell>
          <table:table-cell/>
          <table:table-cell table:formula="of:=[.C32]-[.C33]" office:value-type="float" office:value="59">
            <text:p>59</text:p>
          </table:table-cell>
          <table:table-cell table:formula="of:=[.A34]-[.A33]" office:value-type="float" office:value="-0.320264484619926">
            <text:p>-0.320264484620</text:p>
          </table:table-cell>
          <table:table-cell table:formula="of:=100-[.A33]" office:value-type="float" office:value="4.60607985830544">
            <text:p>4.6060798583</text:p>
          </table:table-cell>
          <table:table-cell table:formula="of:=[.H33]/DIVIDER" office:value-type="float" office:value="921.192940686463">
            <text:p>921.1929406865</text:p>
          </table:table-cell>
        </table:table-row>
        <table:table-row table:style-name="ro2">
          <table:table-cell table:formula="of:=SQRT(RADIUS*RADIUS-[.B34]*[.B34])" office:value-type="float" office:value="95.0736556570746">
            <text:p>95.0736556570746</text:p>
          </table:table-cell>
          <table:table-cell office:value-type="float" office:value="31">
            <text:p>31</text:p>
          </table:table-cell>
          <table:table-cell table:formula="of:=RADIUS2-[.D34]" office:value-type="float" office:value="9039">
            <text:p>9039</text:p>
          </table:table-cell>
          <table:table-cell table:formula="of:=[.B34]*[.B34]" office:value-type="float" office:value="961">
            <text:p>961</text:p>
          </table:table-cell>
          <table:table-cell/>
          <table:table-cell table:formula="of:=[.C33]-[.C34]" office:value-type="float" office:value="61">
            <text:p>61</text:p>
          </table:table-cell>
          <table:table-cell table:formula="of:=[.A35]-[.A34]" office:value-type="float" office:value="-0.331901398458555">
            <text:p>-0.331901398459</text:p>
          </table:table-cell>
          <table:table-cell table:formula="of:=100-[.A34]" office:value-type="float" office:value="4.92634434292536">
            <text:p>4.9263443429</text:p>
          </table:table-cell>
          <table:table-cell table:formula="of:=[.H34]/DIVIDER" office:value-type="float" office:value="985.244236248022">
            <text:p>985.244236248</text:p>
          </table:table-cell>
        </table:table-row>
        <table:table-row table:style-name="ro2">
          <table:table-cell table:formula="of:=SQRT(RADIUS*RADIUS-[.B35]*[.B35])" office:value-type="float" office:value="94.7417542586161">
            <text:p>94.7417542586161</text:p>
          </table:table-cell>
          <table:table-cell office:value-type="float" office:value="32">
            <text:p>32</text:p>
          </table:table-cell>
          <table:table-cell table:formula="of:=RADIUS2-[.D35]" office:value-type="float" office:value="8976">
            <text:p>8976</text:p>
          </table:table-cell>
          <table:table-cell table:formula="of:=[.B35]*[.B35]" office:value-type="float" office:value="1024">
            <text:p>1024</text:p>
          </table:table-cell>
          <table:table-cell/>
          <table:table-cell table:formula="of:=[.C34]-[.C35]" office:value-type="float" office:value="63">
            <text:p>63</text:p>
          </table:table-cell>
          <table:table-cell table:formula="of:=[.A36]-[.A35]" office:value-type="float" office:value="-0.343661057534945">
            <text:p>-0.343661057535</text:p>
          </table:table-cell>
          <table:table-cell table:formula="of:=100-[.A35]" office:value-type="float" office:value="5.25824574138392">
            <text:p>5.2582457414</text:p>
          </table:table-cell>
          <table:table-cell table:formula="of:=[.H35]/DIVIDER" office:value-type="float" office:value="1051.62285639128">
            <text:p>1051.6228563913</text:p>
          </table:table-cell>
        </table:table-row>
        <table:table-row table:style-name="ro2">
          <table:table-cell table:formula="of:=SQRT(RADIUS*RADIUS-[.B36]*[.B36])" office:value-type="float" office:value="94.3980932010811">
            <text:p>94.3980932010811</text:p>
          </table:table-cell>
          <table:table-cell office:value-type="float" office:value="33">
            <text:p>33</text:p>
          </table:table-cell>
          <table:table-cell table:formula="of:=RADIUS2-[.D36]" office:value-type="float" office:value="8911">
            <text:p>8911</text:p>
          </table:table-cell>
          <table:table-cell table:formula="of:=[.B36]*[.B36]" office:value-type="float" office:value="1089">
            <text:p>1089</text:p>
          </table:table-cell>
          <table:table-cell/>
          <table:table-cell table:formula="of:=[.C35]-[.C36]" office:value-type="float" office:value="65">
            <text:p>65</text:p>
          </table:table-cell>
          <table:table-cell table:formula="of:=[.A37]-[.A36]" office:value-type="float" office:value="-0.355549637011165">
            <text:p>-0.355549637011</text:p>
          </table:table-cell>
          <table:table-cell table:formula="of:=100-[.A36]" office:value-type="float" office:value="5.60190679891886">
            <text:p>5.6019067989</text:p>
          </table:table-cell>
          <table:table-cell table:formula="of:=[.H36]/DIVIDER" office:value-type="float" office:value="1120.35334955006">
            <text:p>1120.3533495501</text:p>
          </table:table-cell>
        </table:table-row>
        <table:table-row table:style-name="ro2">
          <table:table-cell table:formula="of:=SQRT(RADIUS*RADIUS-[.B37]*[.B37])" office:value-type="float" office:value="94.04254356407">
            <text:p>94.0425435640700</text:p>
          </table:table-cell>
          <table:table-cell office:value-type="float" office:value="34">
            <text:p>34</text:p>
          </table:table-cell>
          <table:table-cell table:formula="of:=RADIUS2-[.D37]" office:value-type="float" office:value="8844">
            <text:p>8844</text:p>
          </table:table-cell>
          <table:table-cell table:formula="of:=[.B37]*[.B37]" office:value-type="float" office:value="1156">
            <text:p>1156</text:p>
          </table:table-cell>
          <table:table-cell/>
          <table:table-cell table:formula="of:=[.C36]-[.C37]" office:value-type="float" office:value="67">
            <text:p>67</text:p>
          </table:table-cell>
          <table:table-cell table:formula="of:=[.A38]-[.A37]" office:value-type="float" office:value="-0.367573588094004">
            <text:p>-0.367573588094</text:p>
          </table:table-cell>
          <table:table-cell table:formula="of:=100-[.A37]" office:value-type="float" office:value="5.95745643593003">
            <text:p>5.9574564359</text:p>
          </table:table-cell>
          <table:table-cell table:formula="of:=[.H37]/DIVIDER" office:value-type="float" office:value="1191.4614991597">
            <text:p>1191.4614991597</text:p>
          </table:table-cell>
        </table:table-row>
        <table:table-row table:style-name="ro2">
          <table:table-cell table:formula="of:=SQRT(RADIUS*RADIUS-[.B38]*[.B38])" office:value-type="float" office:value="93.674969975976">
            <text:p>93.6749699759760</text:p>
          </table:table-cell>
          <table:table-cell office:value-type="float" office:value="35">
            <text:p>35</text:p>
          </table:table-cell>
          <table:table-cell table:formula="of:=RADIUS2-[.D38]" office:value-type="float" office:value="8775">
            <text:p>8775</text:p>
          </table:table-cell>
          <table:table-cell table:formula="of:=[.B38]*[.B38]" office:value-type="float" office:value="1225">
            <text:p>1225</text:p>
          </table:table-cell>
          <table:table-cell/>
          <table:table-cell table:formula="of:=[.C37]-[.C38]" office:value-type="float" office:value="69">
            <text:p>69</text:p>
          </table:table-cell>
          <table:table-cell table:formula="of:=[.A39]-[.A38]" office:value-type="float" office:value="-0.379739658451157">
            <text:p>-0.379739658451</text:p>
          </table:table-cell>
          <table:table-cell table:formula="of:=100-[.A38]" office:value-type="float" office:value="6.32503002402403">
            <text:p>6.325030024</text:p>
          </table:table-cell>
          <table:table-cell table:formula="of:=[.H38]/DIVIDER" office:value-type="float" office:value="1264.97437886464">
            <text:p>1264.9743788647</text:p>
          </table:table-cell>
        </table:table-row>
        <table:table-row table:style-name="ro2">
          <table:table-cell table:formula="of:=SQRT(RADIUS*RADIUS-[.B39]*[.B39])" office:value-type="float" office:value="93.2952303175248">
            <text:p>93.2952303175248</text:p>
          </table:table-cell>
          <table:table-cell office:value-type="float" office:value="36">
            <text:p>36</text:p>
          </table:table-cell>
          <table:table-cell table:formula="of:=RADIUS2-[.D39]" office:value-type="float" office:value="8704">
            <text:p>8704</text:p>
          </table:table-cell>
          <table:table-cell table:formula="of:=[.B39]*[.B39]" office:value-type="float" office:value="1296">
            <text:p>1296</text:p>
          </table:table-cell>
          <table:table-cell/>
          <table:table-cell table:formula="of:=[.C38]-[.C39]" office:value-type="float" office:value="71">
            <text:p>71</text:p>
          </table:table-cell>
          <table:table-cell table:formula="of:=[.A40]-[.A39]" office:value-type="float" office:value="-0.392054914312681">
            <text:p>-0.392054914313</text:p>
          </table:table-cell>
          <table:table-cell table:formula="of:=100-[.A39]" office:value-type="float" office:value="6.70476968247519">
            <text:p>6.7047696825</text:p>
          </table:table-cell>
          <table:table-cell table:formula="of:=[.H39]/DIVIDER" office:value-type="float" office:value="1340.92041180915">
            <text:p>1340.9204118092</text:p>
          </table:table-cell>
        </table:table-row>
        <table:table-row table:style-name="ro2">
          <table:table-cell table:formula="of:=SQRT(RADIUS*RADIUS-[.B40]*[.B40])" office:value-type="float" office:value="92.9031754032121">
            <text:p>92.9031754032121</text:p>
          </table:table-cell>
          <table:table-cell office:value-type="float" office:value="37">
            <text:p>37</text:p>
          </table:table-cell>
          <table:table-cell table:formula="of:=RADIUS2-[.D40]" office:value-type="float" office:value="8631">
            <text:p>8631</text:p>
          </table:table-cell>
          <table:table-cell table:formula="of:=[.B40]*[.B40]" office:value-type="float" office:value="1369">
            <text:p>1369</text:p>
          </table:table-cell>
          <table:table-cell/>
          <table:table-cell table:formula="of:=[.C39]-[.C40]" office:value-type="float" office:value="73">
            <text:p>73</text:p>
          </table:table-cell>
          <table:table-cell table:formula="of:=[.A41]-[.A40]" office:value-type="float" office:value="-0.404526764434706">
            <text:p>-0.404526764435</text:p>
          </table:table-cell>
          <table:table-cell table:formula="of:=100-[.A40]" office:value-type="float" office:value="7.09682459678787">
            <text:p>7.0968245968</text:p>
          </table:table-cell>
          <table:table-cell table:formula="of:=[.H40]/DIVIDER" office:value-type="float" office:value="1419.32943434815">
            <text:p>1419.3294343482</text:p>
          </table:table-cell>
        </table:table-row>
        <table:table-row table:style-name="ro2">
          <table:table-cell table:formula="of:=SQRT(RADIUS*RADIUS-[.B41]*[.B41])" office:value-type="float" office:value="92.4986486387774">
            <text:p>92.4986486387774</text:p>
          </table:table-cell>
          <table:table-cell office:value-type="float" office:value="38">
            <text:p>38</text:p>
          </table:table-cell>
          <table:table-cell table:formula="of:=RADIUS2-[.D41]" office:value-type="float" office:value="8556">
            <text:p>8556</text:p>
          </table:table-cell>
          <table:table-cell table:formula="of:=[.B41]*[.B41]" office:value-type="float" office:value="1444">
            <text:p>1444</text:p>
          </table:table-cell>
          <table:table-cell/>
          <table:table-cell table:formula="of:=[.C40]-[.C41]" office:value-type="float" office:value="75">
            <text:p>75</text:p>
          </table:table-cell>
          <table:table-cell table:formula="of:=[.A42]-[.A41]" office:value-type="float" office:value="-0.417162986123017">
            <text:p>-0.417162986123</text:p>
          </table:table-cell>
          <table:table-cell table:formula="of:=100-[.A41]" office:value-type="float" office:value="7.50135136122258">
            <text:p>7.5013513612</text:p>
          </table:table-cell>
          <table:table-cell table:formula="of:=[.H41]/DIVIDER" office:value-type="float" office:value="1500.23276455074">
            <text:p>1500.2327645507</text:p>
          </table:table-cell>
        </table:table-row>
        <table:table-row table:style-name="ro2">
          <table:table-cell table:formula="of:=SQRT(RADIUS*RADIUS-[.B42]*[.B42])" office:value-type="float" office:value="92.0814856526544">
            <text:p>92.0814856526544</text:p>
          </table:table-cell>
          <table:table-cell office:value-type="float" office:value="39">
            <text:p>39</text:p>
          </table:table-cell>
          <table:table-cell table:formula="of:=RADIUS2-[.D42]" office:value-type="float" office:value="8479">
            <text:p>8479</text:p>
          </table:table-cell>
          <table:table-cell table:formula="of:=[.B42]*[.B42]" office:value-type="float" office:value="1521">
            <text:p>1521</text:p>
          </table:table-cell>
          <table:table-cell/>
          <table:table-cell table:formula="of:=[.C41]-[.C42]" office:value-type="float" office:value="77">
            <text:p>77</text:p>
          </table:table-cell>
          <table:table-cell table:formula="of:=[.A43]-[.A42]" office:value-type="float" office:value="-0.429971753537615">
            <text:p>-0.429971753538</text:p>
          </table:table-cell>
          <table:table-cell table:formula="of:=100-[.A42]" office:value-type="float" office:value="7.91851434734559">
            <text:p>7.9185143473</text:p>
          </table:table-cell>
          <table:table-cell table:formula="of:=[.H42]/DIVIDER" office:value-type="float" office:value="1583.6632759083">
            <text:p>1583.6632759083</text:p>
          </table:table-cell>
        </table:table-row>
        <table:table-row table:style-name="ro2">
          <table:table-cell table:formula="of:=SQRT(RADIUS*RADIUS-[.B43]*[.B43])" office:value-type="float" office:value="91.6515138991168">
            <text:p>91.6515138991168</text:p>
          </table:table-cell>
          <table:table-cell office:value-type="float" office:value="40">
            <text:p>40</text:p>
          </table:table-cell>
          <table:table-cell table:formula="of:=RADIUS2-[.D43]" office:value-type="float" office:value="8400">
            <text:p>8400</text:p>
          </table:table-cell>
          <table:table-cell table:formula="of:=[.B43]*[.B43]" office:value-type="float" office:value="1600">
            <text:p>1600</text:p>
          </table:table-cell>
          <table:table-cell/>
          <table:table-cell table:formula="of:=[.C42]-[.C43]" office:value-type="float" office:value="79">
            <text:p>79</text:p>
          </table:table-cell>
          <table:table-cell table:formula="of:=[.A44]-[.A43]" office:value-type="float" office:value="-0.442961668528241">
            <text:p>-0.442961668528</text:p>
          </table:table-cell>
          <table:table-cell table:formula="of:=100-[.A43]" office:value-type="float" office:value="8.34848610088321">
            <text:p>8.3484861009</text:p>
          </table:table-cell>
          <table:table-cell table:formula="of:=[.H43]/DIVIDER" office:value-type="float" office:value="1669.65547670335">
            <text:p>1669.6554767034</text:p>
          </table:table-cell>
        </table:table-row>
        <table:table-row table:style-name="ro2">
          <table:table-cell table:formula="of:=SQRT(RADIUS*RADIUS-[.B44]*[.B44])" office:value-type="float" office:value="91.2085522305886">
            <text:p>91.2085522305886</text:p>
          </table:table-cell>
          <table:table-cell office:value-type="float" office:value="41">
            <text:p>41</text:p>
          </table:table-cell>
          <table:table-cell table:formula="of:=RADIUS2-[.D44]" office:value-type="float" office:value="8319">
            <text:p>8319</text:p>
          </table:table-cell>
          <table:table-cell table:formula="of:=[.B44]*[.B44]" office:value-type="float" office:value="1681">
            <text:p>1681</text:p>
          </table:table-cell>
          <table:table-cell/>
          <table:table-cell table:formula="of:=[.C43]-[.C44]" office:value-type="float" office:value="81">
            <text:p>81</text:p>
          </table:table-cell>
          <table:table-cell table:formula="of:=[.A45]-[.A44]" office:value-type="float" office:value="-0.456141794281137">
            <text:p>-0.456141794281</text:p>
          </table:table-cell>
          <table:table-cell table:formula="of:=100-[.A44]" office:value-type="float" office:value="8.79144776941145">
            <text:p>8.7914477694</text:p>
          </table:table-cell>
          <table:table-cell table:formula="of:=[.H44]/DIVIDER" office:value-type="float" office:value="1758.24559554533">
            <text:p>1758.2455955453</text:p>
          </table:table-cell>
        </table:table-row>
        <table:table-row table:style-name="ro2">
          <table:table-cell table:formula="of:=SQRT(RADIUS*RADIUS-[.B45]*[.B45])" office:value-type="float" office:value="90.7524104363074">
            <text:p>90.7524104363074</text:p>
          </table:table-cell>
          <table:table-cell office:value-type="float" office:value="42">
            <text:p>42</text:p>
          </table:table-cell>
          <table:table-cell table:formula="of:=RADIUS2-[.D45]" office:value-type="float" office:value="8236">
            <text:p>8236</text:p>
          </table:table-cell>
          <table:table-cell table:formula="of:=[.B45]*[.B45]" office:value-type="float" office:value="1764">
            <text:p>1764</text:p>
          </table:table-cell>
          <table:table-cell/>
          <table:table-cell table:formula="of:=[.C44]-[.C45]" office:value-type="float" office:value="83">
            <text:p>83</text:p>
          </table:table-cell>
          <table:table-cell table:formula="of:=[.A46]-[.A45]" office:value-type="float" office:value="-0.469521692094091">
            <text:p>-0.469521692094</text:p>
          </table:table-cell>
          <table:table-cell table:formula="of:=100-[.A45]" office:value-type="float" office:value="9.24758956369259">
            <text:p>9.2475895637</text:p>
          </table:table-cell>
          <table:table-cell table:formula="of:=[.H45]/DIVIDER" office:value-type="float" office:value="1849.47167363561">
            <text:p>1849.4716736356</text:p>
          </table:table-cell>
        </table:table-row>
        <table:table-row table:style-name="ro2">
          <table:table-cell table:formula="of:=SQRT(RADIUS*RADIUS-[.B46]*[.B46])" office:value-type="float" office:value="90.2828887442133">
            <text:p>90.2828887442133</text:p>
          </table:table-cell>
          <table:table-cell office:value-type="float" office:value="43">
            <text:p>43</text:p>
          </table:table-cell>
          <table:table-cell table:formula="of:=RADIUS2-[.D46]" office:value-type="float" office:value="8151">
            <text:p>8151</text:p>
          </table:table-cell>
          <table:table-cell table:formula="of:=[.B46]*[.B46]" office:value-type="float" office:value="1849">
            <text:p>1849</text:p>
          </table:table-cell>
          <table:table-cell/>
          <table:table-cell table:formula="of:=[.C45]-[.C46]" office:value-type="float" office:value="85">
            <text:p>85</text:p>
          </table:table-cell>
          <table:table-cell table:formula="of:=[.A47]-[.A46]" office:value-type="float" office:value="-0.483111461638728">
            <text:p>-0.483111461639</text:p>
          </table:table-cell>
          <table:table-cell table:formula="of:=100-[.A46]" office:value-type="float" office:value="9.71711125578668">
            <text:p>9.7171112558</text:p>
          </table:table-cell>
          <table:table-cell table:formula="of:=[.H46]/DIVIDER" office:value-type="float" office:value="1943.37366438732">
            <text:p>1943.3736643873</text:p>
          </table:table-cell>
        </table:table-row>
        <table:table-row table:style-name="ro2">
          <table:table-cell table:formula="of:=SQRT(RADIUS*RADIUS-[.B47]*[.B47])" office:value-type="float" office:value="89.7997772825746">
            <text:p>89.7997772825746</text:p>
          </table:table-cell>
          <table:table-cell office:value-type="float" office:value="44">
            <text:p>44</text:p>
          </table:table-cell>
          <table:table-cell table:formula="of:=RADIUS2-[.D47]" office:value-type="float" office:value="8064">
            <text:p>8064</text:p>
          </table:table-cell>
          <table:table-cell table:formula="of:=[.B47]*[.B47]" office:value-type="float" office:value="1936">
            <text:p>1936</text:p>
          </table:table-cell>
          <table:table-cell/>
          <table:table-cell table:formula="of:=[.C46]-[.C47]" office:value-type="float" office:value="87">
            <text:p>87</text:p>
          </table:table-cell>
          <table:table-cell table:formula="of:=[.A48]-[.A47]" office:value-type="float" office:value="-0.496921785115831">
            <text:p>-0.496921785116</text:p>
          </table:table-cell>
          <table:table-cell table:formula="of:=100-[.A47]" office:value-type="float" office:value="10.2002227174254">
            <text:p>10.2002227174</text:p>
          </table:table-cell>
          <table:table-cell table:formula="of:=[.H47]/DIVIDER" office:value-type="float" office:value="2039.99354109741">
            <text:p>2039.9935410974</text:p>
          </table:table-cell>
        </table:table-row>
        <table:table-row table:style-name="ro2">
          <table:table-cell table:formula="of:=SQRT(RADIUS*RADIUS-[.B48]*[.B48])" office:value-type="float" office:value="89.3028554974588">
            <text:p>89.3028554974588</text:p>
          </table:table-cell>
          <table:table-cell office:value-type="float" office:value="45">
            <text:p>45</text:p>
          </table:table-cell>
          <table:table-cell table:formula="of:=RADIUS2-[.D48]" office:value-type="float" office:value="7975">
            <text:p>7975</text:p>
          </table:table-cell>
          <table:table-cell table:formula="of:=[.B48]*[.B48]" office:value-type="float" office:value="2025">
            <text:p>2025</text:p>
          </table:table-cell>
          <table:table-cell/>
          <table:table-cell table:formula="of:=[.C47]-[.C48]" office:value-type="float" office:value="89">
            <text:p>89</text:p>
          </table:table-cell>
          <table:table-cell table:formula="of:=[.A49]-[.A48]" office:value-type="float" office:value="-0.510963975766316">
            <text:p>-0.510963975766</text:p>
          </table:table-cell>
          <table:table-cell table:formula="of:=100-[.A48]" office:value-type="float" office:value="10.6971445025412">
            <text:p>10.6971445025</text:p>
          </table:table-cell>
          <table:table-cell table:formula="of:=[.H48]/DIVIDER" office:value-type="float" office:value="2139.37541344958">
            <text:p>2139.3754134496</text:p>
          </table:table-cell>
        </table:table-row>
        <table:table-row table:style-name="ro2">
          <table:table-cell table:formula="of:=SQRT(RADIUS*RADIUS-[.B49]*[.B49])" office:value-type="float" office:value="88.7918915216924">
            <text:p>88.7918915216924</text:p>
          </table:table-cell>
          <table:table-cell office:value-type="float" office:value="46">
            <text:p>46</text:p>
          </table:table-cell>
          <table:table-cell table:formula="of:=RADIUS2-[.D49]" office:value-type="float" office:value="7884">
            <text:p>7884</text:p>
          </table:table-cell>
          <table:table-cell table:formula="of:=[.B49]*[.B49]" office:value-type="float" office:value="2116">
            <text:p>2116</text:p>
          </table:table-cell>
          <table:table-cell/>
          <table:table-cell table:formula="of:=[.C48]-[.C49]" office:value-type="float" office:value="91">
            <text:p>91</text:p>
          </table:table-cell>
          <table:table-cell table:formula="of:=[.A50]-[.A49]" office:value-type="float" office:value="-0.525250031263013">
            <text:p>-0.525250031263</text:p>
          </table:table-cell>
          <table:table-cell table:formula="of:=100-[.A49]" office:value-type="float" office:value="11.2081084783076">
            <text:p>11.2081084783</text:p>
          </table:table-cell>
          <table:table-cell table:formula="of:=[.H49]/DIVIDER" office:value-type="float" office:value="2241.56565371915">
            <text:p>2241.5656537192</text:p>
          </table:table-cell>
        </table:table-row>
        <table:table-row table:style-name="ro2">
          <table:table-cell table:formula="of:=SQRT(RADIUS*RADIUS-[.B50]*[.B50])" office:value-type="float" office:value="88.2666414904294">
            <text:p>88.2666414904294</text:p>
          </table:table-cell>
          <table:table-cell office:value-type="float" office:value="47">
            <text:p>47</text:p>
          </table:table-cell>
          <table:table-cell table:formula="of:=RADIUS2-[.D50]" office:value-type="float" office:value="7791">
            <text:p>7791</text:p>
          </table:table-cell>
          <table:table-cell table:formula="of:=[.B50]*[.B50]" office:value-type="float" office:value="2209">
            <text:p>2209</text:p>
          </table:table-cell>
          <table:table-cell/>
          <table:table-cell table:formula="of:=[.C49]-[.C50]" office:value-type="float" office:value="93">
            <text:p>93</text:p>
          </table:table-cell>
          <table:table-cell table:formula="of:=[.A51]-[.A50]" office:value-type="float" office:value="-0.5397926925842">
            <text:p>-0.539792692584</text:p>
          </table:table-cell>
          <table:table-cell table:formula="of:=100-[.A50]" office:value-type="float" office:value="11.7333585095706">
            <text:p>11.7333585096</text:p>
          </table:table-cell>
          <table:table-cell table:formula="of:=[.H50]/DIVIDER" office:value-type="float" office:value="2346.61303365598">
            <text:p>2346.613033656</text:p>
          </table:table-cell>
        </table:table-row>
        <table:table-row table:style-name="ro2">
          <table:table-cell table:formula="of:=SQRT(RADIUS*RADIUS-[.B51]*[.B51])" office:value-type="float" office:value="87.7268487978452">
            <text:p>87.7268487978452</text:p>
          </table:table-cell>
          <table:table-cell office:value-type="float" office:value="48">
            <text:p>48</text:p>
          </table:table-cell>
          <table:table-cell table:formula="of:=RADIUS2-[.D51]" office:value-type="float" office:value="7696">
            <text:p>7696</text:p>
          </table:table-cell>
          <table:table-cell table:formula="of:=[.B51]*[.B51]" office:value-type="float" office:value="2304">
            <text:p>2304</text:p>
          </table:table-cell>
          <table:table-cell/>
          <table:table-cell table:formula="of:=[.C50]-[.C51]" office:value-type="float" office:value="95">
            <text:p>95</text:p>
          </table:table-cell>
          <table:table-cell table:formula="of:=[.A52]-[.A51]" office:value-type="float" office:value="-0.554605509055193">
            <text:p>-0.554605509055</text:p>
          </table:table-cell>
          <table:table-cell table:formula="of:=100-[.A51]" office:value-type="float" office:value="12.2731512021548">
            <text:p>12.2731512022</text:p>
          </table:table-cell>
          <table:table-cell table:formula="of:=[.H51]/DIVIDER" office:value-type="float" office:value="2454.56887314194">
            <text:p>2454.5688731419</text:p>
          </table:table-cell>
        </table:table-row>
        <table:table-row table:style-name="ro2">
          <table:table-cell table:formula="of:=SQRT(RADIUS*RADIUS-[.B52]*[.B52])" office:value-type="float" office:value="87.17224328879">
            <text:p>87.1722432887900</text:p>
          </table:table-cell>
          <table:table-cell office:value-type="float" office:value="49">
            <text:p>49</text:p>
          </table:table-cell>
          <table:table-cell table:formula="of:=RADIUS2-[.D52]" office:value-type="float" office:value="7599">
            <text:p>7599</text:p>
          </table:table-cell>
          <table:table-cell table:formula="of:=[.B52]*[.B52]" office:value-type="float" office:value="2401">
            <text:p>2401</text:p>
          </table:table-cell>
          <table:table-cell/>
          <table:table-cell table:formula="of:=[.C51]-[.C52]" office:value-type="float" office:value="97">
            <text:p>97</text:p>
          </table:table-cell>
          <table:table-cell table:formula="of:=[.A53]-[.A52]" office:value-type="float" office:value="-0.56970291034618">
            <text:p>-0.569702910346</text:p>
          </table:table-cell>
          <table:table-cell table:formula="of:=100-[.A52]" office:value-type="float" office:value="12.82775671121">
            <text:p>12.8277567112</text:p>
          </table:table-cell>
          <table:table-cell table:formula="of:=[.H52]/DIVIDER" office:value-type="float" office:value="2565.48720185616">
            <text:p>2565.4872018562</text:p>
          </table:table-cell>
        </table:table-row>
        <table:table-row table:style-name="ro2">
          <table:table-cell table:formula="of:=SQRT(RADIUS*RADIUS-[.B53]*[.B53])" office:value-type="float" office:value="86.6025403784439">
            <text:p>86.6025403784439</text:p>
          </table:table-cell>
          <table:table-cell office:value-type="float" office:value="50">
            <text:p>50</text:p>
          </table:table-cell>
          <table:table-cell table:formula="of:=RADIUS2-[.D53]" office:value-type="float" office:value="7500">
            <text:p>7500</text:p>
          </table:table-cell>
          <table:table-cell table:formula="of:=[.B53]*[.B53]" office:value-type="float" office:value="2500">
            <text:p>2500</text:p>
          </table:table-cell>
          <table:table-cell/>
          <table:table-cell table:formula="of:=[.C52]-[.C53]" office:value-type="float" office:value="99">
            <text:p>99</text:p>
          </table:table-cell>
          <table:table-cell table:formula="of:=[.A54]-[.A53]" office:value-type="float" office:value="-0.585100286332306">
            <text:p>-0.585100286332</text:p>
          </table:table-cell>
          <table:table-cell table:formula="of:=100-[.A53]" office:value-type="float" office:value="13.3974596215561">
            <text:p>13.3974596216</text:p>
          </table:table-cell>
          <table:table-cell table:formula="of:=[.H53]/DIVIDER" office:value-type="float" office:value="2679.42493533968">
            <text:p>2679.4249353397</text:p>
          </table:table-cell>
        </table:table-row>
        <table:table-row table:style-name="ro2">
          <table:table-cell table:formula="of:=SQRT(RADIUS*RADIUS-[.B54]*[.B54])" office:value-type="float" office:value="86.0174400921116">
            <text:p>86.0174400921116</text:p>
          </table:table-cell>
          <table:table-cell office:value-type="float" office:value="51">
            <text:p>51</text:p>
          </table:table-cell>
          <table:table-cell table:formula="of:=RADIUS2-[.D54]" office:value-type="float" office:value="7399">
            <text:p>7399</text:p>
          </table:table-cell>
          <table:table-cell table:formula="of:=[.B54]*[.B54]" office:value-type="float" office:value="2601">
            <text:p>2601</text:p>
          </table:table-cell>
          <table:table-cell/>
          <table:table-cell table:formula="of:=[.C53]-[.C54]" office:value-type="float" office:value="101">
            <text:p>101</text:p>
          </table:table-cell>
          <table:table-cell table:formula="of:=[.A55]-[.A54]" office:value-type="float" office:value="-0.600814075861067">
            <text:p>-0.600814075861</text:p>
          </table:table-cell>
          <table:table-cell table:formula="of:=100-[.A54]" office:value-type="float" office:value="13.9825599078884">
            <text:p>13.9825599079</text:p>
          </table:table-cell>
          <table:table-cell table:formula="of:=[.H54]/DIVIDER" office:value-type="float" office:value="2796.44206703163">
            <text:p>2796.4420670316</text:p>
          </table:table-cell>
        </table:table-row>
        <table:table-row table:style-name="ro2">
          <table:table-cell table:formula="of:=SQRT(RADIUS*RADIUS-[.B55]*[.B55])" office:value-type="float" office:value="85.4166260162505">
            <text:p>85.4166260162505</text:p>
          </table:table-cell>
          <table:table-cell office:value-type="float" office:value="52">
            <text:p>52</text:p>
          </table:table-cell>
          <table:table-cell table:formula="of:=RADIUS2-[.D55]" office:value-type="float" office:value="7296">
            <text:p>7296</text:p>
          </table:table-cell>
          <table:table-cell table:formula="of:=[.B55]*[.B55]" office:value-type="float" office:value="2704">
            <text:p>2704</text:p>
          </table:table-cell>
          <table:table-cell/>
          <table:table-cell table:formula="of:=[.C54]-[.C55]" office:value-type="float" office:value="103">
            <text:p>103</text:p>
          </table:table-cell>
          <table:table-cell table:formula="of:=[.A56]-[.A55]" office:value-type="float" office:value="-0.616861865635073">
            <text:p>-0.616861865635</text:p>
          </table:table-cell>
          <table:table-cell table:formula="of:=100-[.A55]" office:value-type="float" office:value="14.5833739837495">
            <text:p>14.5833739837</text:p>
          </table:table-cell>
          <table:table-cell table:formula="of:=[.H55]/DIVIDER" office:value-type="float" office:value="2916.60187805842">
            <text:p>2916.6018780584</text:p>
          </table:table-cell>
        </table:table-row>
        <table:table-row table:style-name="ro2">
          <table:table-cell table:formula="of:=SQRT(RADIUS*RADIUS-[.B56]*[.B56])" office:value-type="float" office:value="84.7997641506154">
            <text:p>84.7997641506154</text:p>
          </table:table-cell>
          <table:table-cell office:value-type="float" office:value="53">
            <text:p>53</text:p>
          </table:table-cell>
          <table:table-cell table:formula="of:=RADIUS2-[.D56]" office:value-type="float" office:value="7191">
            <text:p>7191</text:p>
          </table:table-cell>
          <table:table-cell table:formula="of:=[.B56]*[.B56]" office:value-type="float" office:value="2809">
            <text:p>2809</text:p>
          </table:table-cell>
          <table:table-cell/>
          <table:table-cell table:formula="of:=[.C55]-[.C56]" office:value-type="float" office:value="105">
            <text:p>105</text:p>
          </table:table-cell>
          <table:table-cell table:formula="of:=[.A57]-[.A56]" office:value-type="float" office:value="-0.633262500612162">
            <text:p>-0.633262500612</text:p>
          </table:table-cell>
          <table:table-cell table:formula="of:=100-[.A56]" office:value-type="float" office:value="15.2002358493846">
            <text:p>15.2002358494</text:p>
          </table:table-cell>
          <table:table-cell table:formula="of:=[.H56]/DIVIDER" office:value-type="float" office:value="3039.97116679905">
            <text:p>3039.9711667991</text:p>
          </table:table-cell>
        </table:table-row>
        <table:table-row table:style-name="ro2">
          <table:table-cell table:formula="of:=SQRT(RADIUS*RADIUS-[.B57]*[.B57])" office:value-type="float" office:value="84.1665016500033">
            <text:p>84.1665016500033</text:p>
          </table:table-cell>
          <table:table-cell office:value-type="float" office:value="54">
            <text:p>54</text:p>
          </table:table-cell>
          <table:table-cell table:formula="of:=RADIUS2-[.D57]" office:value-type="float" office:value="7084">
            <text:p>7084</text:p>
          </table:table-cell>
          <table:table-cell table:formula="of:=[.B57]*[.B57]" office:value-type="float" office:value="2916">
            <text:p>2916</text:p>
          </table:table-cell>
          <table:table-cell/>
          <table:table-cell table:formula="of:=[.C56]-[.C57]" office:value-type="float" office:value="107">
            <text:p>107</text:p>
          </table:table-cell>
          <table:table-cell table:formula="of:=[.A58]-[.A57]" office:value-type="float" office:value="-0.65003620755293">
            <text:p>-0.650036207553</text:p>
          </table:table-cell>
          <table:table-cell table:formula="of:=100-[.A57]" office:value-type="float" office:value="15.8334983499967">
            <text:p>15.83349835</text:p>
          </table:table-cell>
          <table:table-cell table:formula="of:=[.H57]/DIVIDER" office:value-type="float" office:value="3166.62050052988">
            <text:p>3166.6205005299</text:p>
          </table:table-cell>
        </table:table-row>
        <table:table-row table:style-name="ro2">
          <table:table-cell table:formula="of:=SQRT(RADIUS*RADIUS-[.B58]*[.B58])" office:value-type="float" office:value="83.5164654424503">
            <text:p>83.5164654424503</text:p>
          </table:table-cell>
          <table:table-cell office:value-type="float" office:value="55">
            <text:p>55</text:p>
          </table:table-cell>
          <table:table-cell table:formula="of:=RADIUS2-[.D58]" office:value-type="float" office:value="6975">
            <text:p>6975</text:p>
          </table:table-cell>
          <table:table-cell table:formula="of:=[.B58]*[.B58]" office:value-type="float" office:value="3025">
            <text:p>3025</text:p>
          </table:table-cell>
          <table:table-cell/>
          <table:table-cell table:formula="of:=[.C57]-[.C58]" office:value-type="float" office:value="109">
            <text:p>109</text:p>
          </table:table-cell>
          <table:table-cell table:formula="of:=[.A59]-[.A58]" office:value-type="float" office:value="-0.667204733618405">
            <text:p>-0.667204733618</text:p>
          </table:table-cell>
          <table:table-cell table:formula="of:=100-[.A58]" office:value-type="float" office:value="16.4835345575497">
            <text:p>16.4835345575</text:p>
          </table:table-cell>
          <table:table-cell table:formula="of:=[.H58]/DIVIDER" office:value-type="float" office:value="3296.62449177824">
            <text:p>3296.6244917782</text:p>
          </table:table-cell>
        </table:table-row>
        <table:table-row table:style-name="ro2">
          <table:table-cell table:formula="of:=SQRT(RADIUS*RADIUS-[.B59]*[.B59])" office:value-type="float" office:value="82.8492607088319">
            <text:p>82.8492607088319</text:p>
          </table:table-cell>
          <table:table-cell office:value-type="float" office:value="56">
            <text:p>56</text:p>
          </table:table-cell>
          <table:table-cell table:formula="of:=RADIUS2-[.D59]" office:value-type="float" office:value="6864">
            <text:p>6864</text:p>
          </table:table-cell>
          <table:table-cell table:formula="of:=[.B59]*[.B59]" office:value-type="float" office:value="3136">
            <text:p>3136</text:p>
          </table:table-cell>
          <table:table-cell/>
          <table:table-cell table:formula="of:=[.C58]-[.C59]" office:value-type="float" office:value="111">
            <text:p>111</text:p>
          </table:table-cell>
          <table:table-cell table:formula="of:=[.A60]-[.A59]" office:value-type="float" office:value="-0.684791502246043">
            <text:p>-0.684791502246</text:p>
          </table:table-cell>
          <table:table-cell table:formula="of:=100-[.A59]" office:value-type="float" office:value="17.1507392911681">
            <text:p>17.1507392912</text:p>
          </table:table-cell>
          <table:table-cell table:formula="of:=[.H59]/DIVIDER" office:value-type="float" office:value="3430.06210239491">
            <text:p>3430.0621023949</text:p>
          </table:table-cell>
        </table:table-row>
        <table:table-row table:style-name="ro2">
          <table:table-cell table:formula="of:=SQRT(RADIUS*RADIUS-[.B60]*[.B60])" office:value-type="float" office:value="82.1644692065859">
            <text:p>82.1644692065859</text:p>
          </table:table-cell>
          <table:table-cell office:value-type="float" office:value="57">
            <text:p>57</text:p>
          </table:table-cell>
          <table:table-cell table:formula="of:=RADIUS2-[.D60]" office:value-type="float" office:value="6751">
            <text:p>6751</text:p>
          </table:table-cell>
          <table:table-cell table:formula="of:=[.B60]*[.B60]" office:value-type="float" office:value="3249">
            <text:p>3249</text:p>
          </table:table-cell>
          <table:table-cell/>
          <table:table-cell table:formula="of:=[.C59]-[.C60]" office:value-type="float" office:value="113">
            <text:p>113</text:p>
          </table:table-cell>
          <table:table-cell table:formula="of:=[.A61]-[.A60]" office:value-type="float" office:value="-0.702821788920673">
            <text:p>-0.702821788921</text:p>
          </table:table-cell>
          <table:table-cell table:formula="of:=100-[.A60]" office:value-type="float" office:value="17.8355307934141">
            <text:p>17.8355307934</text:p>
          </table:table-cell>
          <table:table-cell table:formula="of:=[.H60]/DIVIDER" office:value-type="float" office:value="3567.01697880107">
            <text:p>3567.0169788011</text:p>
          </table:table-cell>
        </table:table-row>
        <table:table-row table:style-name="ro2">
          <table:table-cell table:formula="of:=SQRT(RADIUS*RADIUS-[.B61]*[.B61])" office:value-type="float" office:value="81.4616474176652">
            <text:p>81.4616474176652</text:p>
          </table:table-cell>
          <table:table-cell office:value-type="float" office:value="58">
            <text:p>58</text:p>
          </table:table-cell>
          <table:table-cell table:formula="of:=RADIUS2-[.D61]" office:value-type="float" office:value="6636">
            <text:p>6636</text:p>
          </table:table-cell>
          <table:table-cell table:formula="of:=[.B61]*[.B61]" office:value-type="float" office:value="3364">
            <text:p>3364</text:p>
          </table:table-cell>
          <table:table-cell/>
          <table:table-cell table:formula="of:=[.C60]-[.C61]" office:value-type="float" office:value="115">
            <text:p>115</text:p>
          </table:table-cell>
          <table:table-cell table:formula="of:=[.A62]-[.A61]" office:value-type="float" office:value="-0.721322919927403">
            <text:p>-0.721322919927</text:p>
          </table:table-cell>
          <table:table-cell table:formula="of:=100-[.A61]" office:value-type="float" office:value="18.5383525823348">
            <text:p>18.5383525823</text:p>
          </table:table-cell>
          <table:table-cell table:formula="of:=[.H61]/DIVIDER" office:value-type="float" office:value="3707.57782238847">
            <text:p>3707.5778223885</text:p>
          </table:table-cell>
        </table:table-row>
        <table:table-row table:style-name="ro2">
          <table:table-cell table:formula="of:=SQRT(RADIUS*RADIUS-[.B62]*[.B62])" office:value-type="float" office:value="80.7403244977378">
            <text:p>80.7403244977378</text:p>
          </table:table-cell>
          <table:table-cell office:value-type="float" office:value="59">
            <text:p>59</text:p>
          </table:table-cell>
          <table:table-cell table:formula="of:=RADIUS2-[.D62]" office:value-type="float" office:value="6519">
            <text:p>6519</text:p>
          </table:table-cell>
          <table:table-cell table:formula="of:=[.B62]*[.B62]" office:value-type="float" office:value="3481">
            <text:p>3481</text:p>
          </table:table-cell>
          <table:table-cell/>
          <table:table-cell table:formula="of:=[.C61]-[.C62]" office:value-type="float" office:value="117">
            <text:p>117</text:p>
          </table:table-cell>
          <table:table-cell table:formula="of:=[.A63]-[.A62]" office:value-type="float" office:value="-0.740324497737802">
            <text:p>-0.740324497738</text:p>
          </table:table-cell>
          <table:table-cell table:formula="of:=100-[.A62]" office:value-type="float" office:value="19.2596755022622">
            <text:p>19.2596755023</text:p>
          </table:table-cell>
          <table:table-cell table:formula="of:=[.H62]/DIVIDER" office:value-type="float" office:value="3851.83879966926">
            <text:p>3851.8387996693</text:p>
          </table:table-cell>
        </table:table-row>
        <table:table-row table:style-name="ro2">
          <table:table-cell table:formula="of:=SQRT(RADIUS*RADIUS-[.B63]*[.B63])" office:value-type="float" office:value="80">
            <text:p>80.0000000000000</text:p>
          </table:table-cell>
          <table:table-cell office:value-type="float" office:value="60">
            <text:p>60</text:p>
          </table:table-cell>
          <table:table-cell table:formula="of:=RADIUS2-[.D63]" office:value-type="float" office:value="6400">
            <text:p>6400</text:p>
          </table:table-cell>
          <table:table-cell table:formula="of:=[.B63]*[.B63]" office:value-type="float" office:value="3600">
            <text:p>3600</text:p>
          </table:table-cell>
          <table:table-cell/>
          <table:table-cell table:formula="of:=[.C62]-[.C63]" office:value-type="float" office:value="119">
            <text:p>119</text:p>
          </table:table-cell>
          <table:table-cell table:formula="of:=[.A64]-[.A63]" office:value-type="float" office:value="-0.759858657369875">
            <text:p>-0.759858657370</text:p>
          </table:table-cell>
          <table:table-cell table:formula="of:=100-[.A63]" office:value-type="float" office:value="20">
            <text:p>20</text:p>
          </table:table-cell>
          <table:table-cell table:formula="of:=[.H63]/DIVIDER" office:value-type="float" office:value="3999.89999750186">
            <text:p>3999.8999975019</text:p>
          </table:table-cell>
        </table:table-row>
        <table:table-row table:style-name="ro2">
          <table:table-cell table:formula="of:=SQRT(RADIUS*RADIUS-[.B64]*[.B64])" office:value-type="float" office:value="79.2401413426301">
            <text:p>79.2401413426301</text:p>
          </table:table-cell>
          <table:table-cell office:value-type="float" office:value="61">
            <text:p>61</text:p>
          </table:table-cell>
          <table:table-cell table:formula="of:=RADIUS2-[.D64]" office:value-type="float" office:value="6279">
            <text:p>6279</text:p>
          </table:table-cell>
          <table:table-cell table:formula="of:=[.B64]*[.B64]" office:value-type="float" office:value="3721">
            <text:p>3721</text:p>
          </table:table-cell>
          <table:table-cell/>
          <table:table-cell table:formula="of:=[.C63]-[.C64]" office:value-type="float" office:value="121">
            <text:p>121</text:p>
          </table:table-cell>
          <table:table-cell table:formula="of:=[.A65]-[.A64]" office:value-type="float" office:value="-0.779960358897995">
            <text:p>-0.779960358898</text:p>
          </table:table-cell>
          <table:table-cell table:formula="of:=100-[.A64]" office:value-type="float" office:value="20.7598586573699">
            <text:p>20.7598586574</text:p>
          </table:table-cell>
          <table:table-cell table:formula="of:=[.H64]/DIVIDER" office:value-type="float" office:value="4151.86792958763">
            <text:p>4151.8679295876</text:p>
          </table:table-cell>
        </table:table-row>
        <table:table-row table:style-name="ro2">
          <table:table-cell table:formula="of:=SQRT(RADIUS*RADIUS-[.B65]*[.B65])" office:value-type="float" office:value="78.4601809837321">
            <text:p>78.4601809837321</text:p>
          </table:table-cell>
          <table:table-cell office:value-type="float" office:value="62">
            <text:p>62</text:p>
          </table:table-cell>
          <table:table-cell table:formula="of:=RADIUS2-[.D65]" office:value-type="float" office:value="6156">
            <text:p>6156</text:p>
          </table:table-cell>
          <table:table-cell table:formula="of:=[.B65]*[.B65]" office:value-type="float" office:value="3844">
            <text:p>3844</text:p>
          </table:table-cell>
          <table:table-cell/>
          <table:table-cell table:formula="of:=[.C64]-[.C65]" office:value-type="float" office:value="123">
            <text:p>123</text:p>
          </table:table-cell>
          <table:table-cell table:formula="of:=[.A66]-[.A65]" office:value-type="float" office:value="-0.800667722316433">
            <text:p>-0.800667722316</text:p>
          </table:table-cell>
          <table:table-cell table:formula="of:=100-[.A65]" office:value-type="float" office:value="21.5398190162679">
            <text:p>21.5398190163</text:p>
          </table:table-cell>
          <table:table-cell table:formula="of:=[.H65]/DIVIDER" office:value-type="float" office:value="4307.85610146802">
            <text:p>4307.856101468</text:p>
          </table:table-cell>
        </table:table-row>
        <table:table-row table:style-name="ro2">
          <table:table-cell table:formula="of:=SQRT(RADIUS*RADIUS-[.B66]*[.B66])" office:value-type="float" office:value="77.6595132614157">
            <text:p>77.6595132614157</text:p>
          </table:table-cell>
          <table:table-cell office:value-type="float" office:value="63">
            <text:p>63</text:p>
          </table:table-cell>
          <table:table-cell table:formula="of:=RADIUS2-[.D66]" office:value-type="float" office:value="6031">
            <text:p>6031</text:p>
          </table:table-cell>
          <table:table-cell table:formula="of:=[.B66]*[.B66]" office:value-type="float" office:value="3969">
            <text:p>3969</text:p>
          </table:table-cell>
          <table:table-cell/>
          <table:table-cell table:formula="of:=[.C65]-[.C66]" office:value-type="float" office:value="125">
            <text:p>125</text:p>
          </table:table-cell>
          <table:table-cell table:formula="of:=[.A67]-[.A66]" office:value-type="float" office:value="-0.822022412221514">
            <text:p>-0.822022412222</text:p>
          </table:table-cell>
          <table:table-cell table:formula="of:=100-[.A66]" office:value-type="float" office:value="22.3404867385843">
            <text:p>22.3404867386</text:p>
          </table:table-cell>
          <table:table-cell table:formula="of:=[.H66]/DIVIDER" office:value-type="float" office:value="4467.98564249268">
            <text:p>4467.9856424927</text:p>
          </table:table-cell>
        </table:table-row>
        <table:table-row table:style-name="ro2">
          <table:table-cell table:formula="of:=SQRT(RADIUS*RADIUS-[.B67]*[.B67])" office:value-type="float" office:value="76.8374908491942">
            <text:p>76.8374908491942</text:p>
          </table:table-cell>
          <table:table-cell office:value-type="float" office:value="64">
            <text:p>64</text:p>
          </table:table-cell>
          <table:table-cell table:formula="of:=RADIUS2-[.D67]" office:value-type="float" office:value="5904">
            <text:p>5904</text:p>
          </table:table-cell>
          <table:table-cell table:formula="of:=[.B67]*[.B67]" office:value-type="float" office:value="4096">
            <text:p>4096</text:p>
          </table:table-cell>
          <table:table-cell/>
          <table:table-cell table:formula="of:=[.C66]-[.C67]" office:value-type="float" office:value="127">
            <text:p>127</text:p>
          </table:table-cell>
          <table:table-cell table:formula="of:=[.A68]-[.A67]" office:value-type="float" office:value="-0.84407008134086">
            <text:p>-0.844070081341</text:p>
          </table:table-cell>
          <table:table-cell table:formula="of:=100-[.A67]" office:value-type="float" office:value="23.1625091508058">
            <text:p>23.1625091508</text:p>
          </table:table-cell>
          <table:table-cell table:formula="of:=[.H67]/DIVIDER" office:value-type="float" office:value="4632.38601472225">
            <text:p>4632.3860147223</text:p>
          </table:table-cell>
        </table:table-row>
        <table:table-row table:style-name="ro2">
          <table:table-cell table:formula="of:=SQRT(RADIUS*RADIUS-[.B68]*[.B68])" office:value-type="float" office:value="75.9934207678533">
            <text:p>75.9934207678533</text:p>
          </table:table-cell>
          <table:table-cell office:value-type="float" office:value="65">
            <text:p>65</text:p>
          </table:table-cell>
          <table:table-cell table:formula="of:=RADIUS2-[.D68]" office:value-type="float" office:value="5775">
            <text:p>5775</text:p>
          </table:table-cell>
          <table:table-cell table:formula="of:=[.B68]*[.B68]" office:value-type="float" office:value="4225">
            <text:p>4225</text:p>
          </table:table-cell>
          <table:table-cell/>
          <table:table-cell table:formula="of:=[.C67]-[.C68]" office:value-type="float" office:value="129">
            <text:p>129</text:p>
          </table:table-cell>
          <table:table-cell table:formula="of:=[.A69]-[.A68]" office:value-type="float" office:value="-0.866860883881529">
            <text:p>-0.866860883882</text:p>
          </table:table-cell>
          <table:table-cell table:formula="of:=100-[.A68]" office:value-type="float" office:value="24.0065792321467">
            <text:p>24.0065792321</text:p>
          </table:table-cell>
          <table:table-cell table:formula="of:=[.H68]/DIVIDER" office:value-type="float" office:value="4801.19581053458">
            <text:p>4801.1958105346</text:p>
          </table:table-cell>
        </table:table-row>
        <table:table-row table:style-name="ro2">
          <table:table-cell table:formula="of:=SQRT(RADIUS*RADIUS-[.B69]*[.B69])" office:value-type="float" office:value="75.1265598839718">
            <text:p>75.1265598839718</text:p>
          </table:table-cell>
          <table:table-cell office:value-type="float" office:value="66">
            <text:p>66</text:p>
          </table:table-cell>
          <table:table-cell table:formula="of:=RADIUS2-[.D69]" office:value-type="float" office:value="5644">
            <text:p>5644</text:p>
          </table:table-cell>
          <table:table-cell table:formula="of:=[.B69]*[.B69]" office:value-type="float" office:value="4356">
            <text:p>4356</text:p>
          </table:table-cell>
          <table:table-cell/>
          <table:table-cell table:formula="of:=[.C68]-[.C69]" office:value-type="float" office:value="131">
            <text:p>131</text:p>
          </table:table-cell>
          <table:table-cell table:formula="of:=[.A70]-[.A69]" office:value-type="float" office:value="-0.890450072101942">
            <text:p>-0.890450072102</text:p>
          </table:table-cell>
          <table:table-cell table:formula="of:=100-[.A69]" office:value-type="float" office:value="24.8734401160282">
            <text:p>24.873440116</text:p>
          </table:table-cell>
          <table:table-cell table:formula="of:=[.H69]/DIVIDER" office:value-type="float" office:value="4974.56365289819">
            <text:p>4974.5636528982</text:p>
          </table:table-cell>
        </table:table-row>
        <table:table-row table:style-name="ro2">
          <table:table-cell table:formula="of:=SQRT(RADIUS*RADIUS-[.B70]*[.B70])" office:value-type="float" office:value="74.2361098118699">
            <text:p>74.2361098118699</text:p>
          </table:table-cell>
          <table:table-cell office:value-type="float" office:value="67">
            <text:p>67</text:p>
          </table:table-cell>
          <table:table-cell table:formula="of:=RADIUS2-[.D70]" office:value-type="float" office:value="5511">
            <text:p>5511</text:p>
          </table:table-cell>
          <table:table-cell table:formula="of:=[.B70]*[.B70]" office:value-type="float" office:value="4489">
            <text:p>4489</text:p>
          </table:table-cell>
          <table:table-cell/>
          <table:table-cell table:formula="of:=[.C69]-[.C70]" office:value-type="float" office:value="133">
            <text:p>133</text:p>
          </table:table-cell>
          <table:table-cell table:formula="of:=[.A71]-[.A70]" office:value-type="float" office:value="-0.914898692576415">
            <text:p>-0.914898692576</text:p>
          </table:table-cell>
          <table:table-cell table:formula="of:=100-[.A70]" office:value-type="float" office:value="25.7638901881301">
            <text:p>25.7638901881</text:p>
          </table:table-cell>
          <table:table-cell table:formula="of:=[.H70]/DIVIDER" office:value-type="float" office:value="5152.649214957">
            <text:p>5152.649214957</text:p>
          </table:table-cell>
        </table:table-row>
        <table:table-row table:style-name="ro2">
          <table:table-cell table:formula="of:=SQRT(RADIUS*RADIUS-[.B71]*[.B71])" office:value-type="float" office:value="73.3212111192934">
            <text:p>73.3212111192934</text:p>
          </table:table-cell>
          <table:table-cell office:value-type="float" office:value="68">
            <text:p>68</text:p>
          </table:table-cell>
          <table:table-cell table:formula="of:=RADIUS2-[.D71]" office:value-type="float" office:value="5376">
            <text:p>5376</text:p>
          </table:table-cell>
          <table:table-cell table:formula="of:=[.B71]*[.B71]" office:value-type="float" office:value="4624">
            <text:p>4624</text:p>
          </table:table-cell>
          <table:table-cell/>
          <table:table-cell table:formula="of:=[.C70]-[.C71]" office:value-type="float" office:value="135">
            <text:p>135</text:p>
          </table:table-cell>
          <table:table-cell table:formula="of:=[.A72]-[.A71]" office:value-type="float" office:value="-0.94027440250315">
            <text:p>-0.940274402503</text:p>
          </table:table-cell>
          <table:table-cell table:formula="of:=100-[.A71]" office:value-type="float" office:value="26.6787888807066">
            <text:p>26.6787888807</text:p>
          </table:table-cell>
          <table:table-cell table:formula="of:=[.H71]/DIVIDER" office:value-type="float" office:value="5335.62437886454">
            <text:p>5335.6243788645</text:p>
          </table:table-cell>
        </table:table-row>
        <table:table-row table:style-name="ro2">
          <table:table-cell table:formula="of:=SQRT(RADIUS*RADIUS-[.B72]*[.B72])" office:value-type="float" office:value="72.3809367167903">
            <text:p>72.3809367167903</text:p>
          </table:table-cell>
          <table:table-cell office:value-type="float" office:value="69">
            <text:p>69</text:p>
          </table:table-cell>
          <table:table-cell table:formula="of:=RADIUS2-[.D72]" office:value-type="float" office:value="5239">
            <text:p>5239</text:p>
          </table:table-cell>
          <table:table-cell table:formula="of:=[.B72]*[.B72]" office:value-type="float" office:value="4761">
            <text:p>4761</text:p>
          </table:table-cell>
          <table:table-cell/>
          <table:table-cell table:formula="of:=[.C71]-[.C72]" office:value-type="float" office:value="137">
            <text:p>137</text:p>
          </table:table-cell>
          <table:table-cell table:formula="of:=[.A73]-[.A72]" office:value-type="float" office:value="-0.966652431361794">
            <text:p>-0.966652431362</text:p>
          </table:table-cell>
          <table:table-cell table:formula="of:=100-[.A72]" office:value-type="float" office:value="27.6190632832097">
            <text:p>27.6190632832</text:p>
          </table:table-cell>
          <table:table-cell table:formula="of:=[.H72]/DIVIDER" office:value-type="float" office:value="5523.67455787571">
            <text:p>5523.6745578757</text:p>
          </table:table-cell>
        </table:table-row>
        <table:table-row table:style-name="ro2">
          <table:table-cell table:formula="of:=SQRT(RADIUS*RADIUS-[.B73]*[.B73])" office:value-type="float" office:value="71.4142842854285">
            <text:p>71.4142842854285</text:p>
          </table:table-cell>
          <table:table-cell office:value-type="float" office:value="70">
            <text:p>70</text:p>
          </table:table-cell>
          <table:table-cell table:formula="of:=RADIUS2-[.D73]" office:value-type="float" office:value="5100">
            <text:p>5100</text:p>
          </table:table-cell>
          <table:table-cell table:formula="of:=[.B73]*[.B73]" office:value-type="float" office:value="4900">
            <text:p>4900</text:p>
          </table:table-cell>
          <table:table-cell/>
          <table:table-cell table:formula="of:=[.C72]-[.C73]" office:value-type="float" office:value="139">
            <text:p>139</text:p>
          </table:table-cell>
          <table:table-cell table:formula="of:=[.A74]-[.A73]" office:value-type="float" office:value="-0.994116719595482">
            <text:p>-0.994116719595</text:p>
          </table:table-cell>
          <table:table-cell table:formula="of:=100-[.A73]" office:value-type="float" office:value="28.5857157145715">
            <text:p>28.5857157146</text:p>
          </table:table-cell>
          <table:table-cell table:formula="of:=[.H73]/DIVIDER" office:value-type="float" office:value="5717.00021076517">
            <text:p>5717.0002107652</text:p>
          </table:table-cell>
        </table:table-row>
        <table:table-row table:style-name="ro2">
          <table:table-cell table:formula="of:=SQRT(RADIUS*RADIUS-[.B74]*[.B74])" office:value-type="float" office:value="70.420167565833">
            <text:p>70.4201675658330</text:p>
          </table:table-cell>
          <table:table-cell office:value-type="float" office:value="71">
            <text:p>71</text:p>
          </table:table-cell>
          <table:table-cell table:formula="of:=RADIUS2-[.D74]" office:value-type="float" office:value="4959">
            <text:p>4959</text:p>
          </table:table-cell>
          <table:table-cell table:formula="of:=[.B74]*[.B74]" office:value-type="float" office:value="5041">
            <text:p>5041</text:p>
          </table:table-cell>
          <table:table-cell/>
          <table:table-cell table:formula="of:=[.C73]-[.C74]" office:value-type="float" office:value="141">
            <text:p>141</text:p>
          </table:table-cell>
          <table:table-cell table:formula="of:=[.A75]-[.A74]" office:value-type="float" office:value="-1.02276127424312">
            <text:p>-1.022761274243</text:p>
          </table:table-cell>
          <table:table-cell table:formula="of:=100-[.A74]" office:value-type="float" office:value="29.579832434167">
            <text:p>29.5798324342</text:p>
          </table:table-cell>
          <table:table-cell table:formula="of:=[.H74]/DIVIDER" office:value-type="float" office:value="5915.81858397649">
            <text:p>5915.8185839765</text:p>
          </table:table-cell>
        </table:table-row>
        <table:table-row table:style-name="ro2">
          <table:table-cell table:formula="of:=SQRT(RADIUS*RADIUS-[.B75]*[.B75])" office:value-type="float" office:value="69.3974062915899">
            <text:p>69.3974062915899</text:p>
          </table:table-cell>
          <table:table-cell office:value-type="float" office:value="72">
            <text:p>72</text:p>
          </table:table-cell>
          <table:table-cell table:formula="of:=RADIUS2-[.D75]" office:value-type="float" office:value="4816">
            <text:p>4816</text:p>
          </table:table-cell>
          <table:table-cell table:formula="of:=[.B75]*[.B75]" office:value-type="float" office:value="5184">
            <text:p>5184</text:p>
          </table:table-cell>
          <table:table-cell/>
          <table:table-cell table:formula="of:=[.C74]-[.C75]" office:value-type="float" office:value="143">
            <text:p>143</text:p>
          </table:table-cell>
          <table:table-cell table:formula="of:=[.A76]-[.A75]" office:value-type="float" office:value="-1.05269179222279">
            <text:p>-1.052691792223</text:p>
          </table:table-cell>
          <table:table-cell table:formula="of:=100-[.A75]" office:value-type="float" office:value="30.6025937084101">
            <text:p>30.6025937084</text:p>
          </table:table-cell>
          <table:table-cell table:formula="of:=[.H75]/DIVIDER" office:value-type="float" office:value="6120.365724891">
            <text:p>6120.365724891</text:p>
          </table:table-cell>
        </table:table-row>
        <table:table-row table:style-name="ro2">
          <table:table-cell table:formula="of:=SQRT(RADIUS*RADIUS-[.B76]*[.B76])" office:value-type="float" office:value="68.3447144993671">
            <text:p>68.3447144993671</text:p>
          </table:table-cell>
          <table:table-cell office:value-type="float" office:value="73">
            <text:p>73</text:p>
          </table:table-cell>
          <table:table-cell table:formula="of:=RADIUS2-[.D76]" office:value-type="float" office:value="4671">
            <text:p>4671</text:p>
          </table:table-cell>
          <table:table-cell table:formula="of:=[.B76]*[.B76]" office:value-type="float" office:value="5329">
            <text:p>5329</text:p>
          </table:table-cell>
          <table:table-cell/>
          <table:table-cell table:formula="of:=[.C75]-[.C76]" office:value-type="float" office:value="145">
            <text:p>145</text:p>
          </table:table-cell>
          <table:table-cell table:formula="of:=[.A77]-[.A76]" office:value-type="float" office:value="-1.08402761616615">
            <text:p>-1.084027616166</text:p>
          </table:table-cell>
          <table:table-cell table:formula="of:=100-[.A76]" office:value-type="float" office:value="31.6552855006329">
            <text:p>31.6552855006</text:p>
          </table:table-cell>
          <table:table-cell table:formula="of:=[.H76]/DIVIDER" office:value-type="float" office:value="6330.89881974511">
            <text:p>6330.8988197451</text:p>
          </table:table-cell>
        </table:table-row>
        <table:table-row table:style-name="ro2">
          <table:table-cell table:formula="of:=SQRT(RADIUS*RADIUS-[.B77]*[.B77])" office:value-type="float" office:value="67.260686883201">
            <text:p>67.2606868832010</text:p>
          </table:table-cell>
          <table:table-cell office:value-type="float" office:value="74">
            <text:p>74</text:p>
          </table:table-cell>
          <table:table-cell table:formula="of:=RADIUS2-[.D77]" office:value-type="float" office:value="4524">
            <text:p>4524</text:p>
          </table:table-cell>
          <table:table-cell table:formula="of:=[.B77]*[.B77]" office:value-type="float" office:value="5476">
            <text:p>5476</text:p>
          </table:table-cell>
          <table:table-cell/>
          <table:table-cell table:formula="of:=[.C76]-[.C77]" office:value-type="float" office:value="147">
            <text:p>147</text:p>
          </table:table-cell>
          <table:table-cell table:formula="of:=[.A78]-[.A77]" office:value-type="float" office:value="-1.11690410658618">
            <text:p>-1.116904106586</text:p>
          </table:table-cell>
          <table:table-cell table:formula="of:=100-[.A77]" office:value-type="float" office:value="32.7393131167991">
            <text:p>32.7393131168</text:p>
          </table:table-cell>
          <table:table-cell table:formula="of:=[.H77]/DIVIDER" office:value-type="float" office:value="6547.69892270485">
            <text:p>6547.6989227049</text:p>
          </table:table-cell>
        </table:table-row>
        <table:table-row table:style-name="ro2">
          <table:table-cell table:formula="of:=SQRT(RADIUS*RADIUS-[.B78]*[.B78])" office:value-type="float" office:value="66.1437827766148">
            <text:p>66.1437827766148</text:p>
          </table:table-cell>
          <table:table-cell office:value-type="float" office:value="75">
            <text:p>75</text:p>
          </table:table-cell>
          <table:table-cell table:formula="of:=RADIUS2-[.D78]" office:value-type="float" office:value="4375">
            <text:p>4375</text:p>
          </table:table-cell>
          <table:table-cell table:formula="of:=[.B78]*[.B78]" office:value-type="float" office:value="5625">
            <text:p>5625</text:p>
          </table:table-cell>
          <table:table-cell/>
          <table:table-cell table:formula="of:=[.C77]-[.C78]" office:value-type="float" office:value="149">
            <text:p>149</text:p>
          </table:table-cell>
          <table:table-cell table:formula="of:=[.A79]-[.A78]" office:value-type="float" office:value="-1.15147553952708">
            <text:p>-1.151475539527</text:p>
          </table:table-cell>
          <table:table-cell table:formula="of:=100-[.A78]" office:value-type="float" office:value="33.8562172233852">
            <text:p>33.8562172234</text:p>
          </table:table-cell>
          <table:table-cell table:formula="of:=[.H78]/DIVIDER" office:value-type="float" office:value="6771.07415936205">
            <text:p>6771.0741593621</text:p>
          </table:table-cell>
        </table:table-row>
        <table:table-row table:style-name="ro2">
          <table:table-cell table:formula="of:=SQRT(RADIUS*RADIUS-[.B79]*[.B79])" office:value-type="float" office:value="64.9923072370877">
            <text:p>64.9923072370877</text:p>
          </table:table-cell>
          <table:table-cell office:value-type="float" office:value="76">
            <text:p>76</text:p>
          </table:table-cell>
          <table:table-cell table:formula="of:=RADIUS2-[.D79]" office:value-type="float" office:value="4224">
            <text:p>4224</text:p>
          </table:table-cell>
          <table:table-cell table:formula="of:=[.B79]*[.B79]" office:value-type="float" office:value="5776">
            <text:p>5776</text:p>
          </table:table-cell>
          <table:table-cell/>
          <table:table-cell table:formula="of:=[.C78]-[.C79]" office:value-type="float" office:value="151">
            <text:p>151</text:p>
          </table:table-cell>
          <table:table-cell table:formula="of:=[.A80]-[.A79]" office:value-type="float" office:value="-1.1879186732906">
            <text:p>-1.187918673291</text:p>
          </table:table-cell>
          <table:table-cell table:formula="of:=100-[.A79]" office:value-type="float" office:value="35.0076927629123">
            <text:p>35.0076927629</text:p>
          </table:table-cell>
          <table:table-cell table:formula="of:=[.H79]/DIVIDER" office:value-type="float" office:value="7001.36350974594">
            <text:p>7001.3635097459</text:p>
          </table:table-cell>
        </table:table-row>
        <table:table-row table:style-name="ro2">
          <table:table-cell table:formula="of:=SQRT(RADIUS*RADIUS-[.B80]*[.B80])" office:value-type="float" office:value="63.8043885637971">
            <text:p>63.8043885637971</text:p>
          </table:table-cell>
          <table:table-cell office:value-type="float" office:value="77">
            <text:p>77</text:p>
          </table:table-cell>
          <table:table-cell table:formula="of:=RADIUS2-[.D80]" office:value-type="float" office:value="4071">
            <text:p>4071</text:p>
          </table:table-cell>
          <table:table-cell table:formula="of:=[.B80]*[.B80]" office:value-type="float" office:value="5929">
            <text:p>5929</text:p>
          </table:table-cell>
          <table:table-cell/>
          <table:table-cell table:formula="of:=[.C79]-[.C80]" office:value-type="float" office:value="153">
            <text:p>153</text:p>
          </table:table-cell>
          <table:table-cell table:formula="of:=[.A81]-[.A80]" office:value-type="float" office:value="-1.22643717514902">
            <text:p>-1.226437175149</text:p>
          </table:table-cell>
          <table:table-cell table:formula="of:=100-[.A80]" office:value-type="float" office:value="36.1956114362029">
            <text:p>36.1956114362</text:p>
          </table:table-cell>
          <table:table-cell table:formula="of:=[.H80]/DIVIDER" office:value-type="float" office:value="7238.94130466231">
            <text:p>7238.9413046623</text:p>
          </table:table-cell>
        </table:table-row>
        <table:table-row table:style-name="ro2">
          <table:table-cell table:formula="of:=SQRT(RADIUS*RADIUS-[.B81]*[.B81])" office:value-type="float" office:value="62.5779513886481">
            <text:p>62.5779513886481</text:p>
          </table:table-cell>
          <table:table-cell office:value-type="float" office:value="78">
            <text:p>78</text:p>
          </table:table-cell>
          <table:table-cell table:formula="of:=RADIUS2-[.D81]" office:value-type="float" office:value="3916">
            <text:p>3916</text:p>
          </table:table-cell>
          <table:table-cell table:formula="of:=[.B81]*[.B81]" office:value-type="float" office:value="6084">
            <text:p>6084</text:p>
          </table:table-cell>
          <table:table-cell/>
          <table:table-cell table:formula="of:=[.C80]-[.C81]" office:value-type="float" office:value="155">
            <text:p>155</text:p>
          </table:table-cell>
          <table:table-cell table:formula="of:=[.A82]-[.A81]" office:value-type="float" office:value="-1.26726716477074">
            <text:p>-1.267267164771</text:p>
          </table:table-cell>
          <table:table-cell table:formula="of:=100-[.A81]" office:value-type="float" office:value="37.4220486113519">
            <text:p>37.4220486114</text:p>
          </table:table-cell>
          <table:table-cell table:formula="of:=[.H81]/DIVIDER" office:value-type="float" office:value="7484.22260735305">
            <text:p>7484.2226073531</text:p>
          </table:table-cell>
        </table:table-row>
        <table:table-row table:style-name="ro2">
          <table:table-cell table:formula="of:=SQRT(RADIUS*RADIUS-[.B82]*[.B82])" office:value-type="float" office:value="61.3106842238773">
            <text:p>61.3106842238773</text:p>
          </table:table-cell>
          <table:table-cell office:value-type="float" office:value="79">
            <text:p>79</text:p>
          </table:table-cell>
          <table:table-cell table:formula="of:=RADIUS2-[.D82]" office:value-type="float" office:value="3759">
            <text:p>3759</text:p>
          </table:table-cell>
          <table:table-cell table:formula="of:=[.B82]*[.B82]" office:value-type="float" office:value="6241">
            <text:p>6241</text:p>
          </table:table-cell>
          <table:table-cell/>
          <table:table-cell table:formula="of:=[.C81]-[.C82]" office:value-type="float" office:value="157">
            <text:p>157</text:p>
          </table:table-cell>
          <table:table-cell table:formula="of:=[.A83]-[.A82]" office:value-type="float" office:value="-1.31068422387732">
            <text:p>-1.310684223877</text:p>
          </table:table-cell>
          <table:table-cell table:formula="of:=100-[.A82]" office:value-type="float" office:value="38.6893157761227">
            <text:p>38.6893157761</text:p>
          </table:table-cell>
          <table:table-cell table:formula="of:=[.H82]/DIVIDER" office:value-type="float" office:value="7737.66970381308">
            <text:p>7737.6697038131</text:p>
          </table:table-cell>
        </table:table-row>
        <table:table-row table:style-name="ro2">
          <table:table-cell table:formula="of:=SQRT(RADIUS*RADIUS-[.B83]*[.B83])" office:value-type="float" office:value="60">
            <text:p>60.0000000000000</text:p>
          </table:table-cell>
          <table:table-cell office:value-type="float" office:value="80">
            <text:p>80</text:p>
          </table:table-cell>
          <table:table-cell table:formula="of:=RADIUS2-[.D83]" office:value-type="float" office:value="3600">
            <text:p>3600</text:p>
          </table:table-cell>
          <table:table-cell table:formula="of:=[.B83]*[.B83]" office:value-type="float" office:value="6400">
            <text:p>6400</text:p>
          </table:table-cell>
          <table:table-cell/>
          <table:table-cell table:formula="of:=[.C82]-[.C83]" office:value-type="float" office:value="159">
            <text:p>159</text:p>
          </table:table-cell>
          <table:table-cell table:formula="of:=[.A84]-[.A83]" office:value-type="float" office:value="-1.357012354417">
            <text:p>-1.357012354417</text:p>
          </table:table-cell>
          <table:table-cell table:formula="of:=100-[.A83]" office:value-type="float" office:value="40">
            <text:p>40</text:p>
          </table:table-cell>
          <table:table-cell table:formula="of:=[.H83]/DIVIDER" office:value-type="float" office:value="7999.79999500371">
            <text:p>7999.7999950037</text:p>
          </table:table-cell>
        </table:table-row>
        <table:table-row table:style-name="ro2">
          <table:table-cell table:formula="of:=SQRT(RADIUS*RADIUS-[.B84]*[.B84])" office:value-type="float" office:value="58.642987645583">
            <text:p>58.6429876455830</text:p>
          </table:table-cell>
          <table:table-cell office:value-type="float" office:value="81">
            <text:p>81</text:p>
          </table:table-cell>
          <table:table-cell table:formula="of:=RADIUS2-[.D84]" office:value-type="float" office:value="3439">
            <text:p>3439</text:p>
          </table:table-cell>
          <table:table-cell table:formula="of:=[.B84]*[.B84]" office:value-type="float" office:value="6561">
            <text:p>6561</text:p>
          </table:table-cell>
          <table:table-cell/>
          <table:table-cell table:formula="of:=[.C83]-[.C84]" office:value-type="float" office:value="161">
            <text:p>161</text:p>
          </table:table-cell>
          <table:table-cell table:formula="of:=[.A85]-[.A84]" office:value-type="float" office:value="-1.40663556056626">
            <text:p>-1.406635560566</text:p>
          </table:table-cell>
          <table:table-cell table:formula="of:=100-[.A84]" office:value-type="float" office:value="41.357012354417">
            <text:p>41.3570123544</text:p>
          </table:table-cell>
          <table:table-cell table:formula="of:=[.H84]/DIVIDER" office:value-type="float" office:value="8271.19568065584">
            <text:p>8271.1956806559</text:p>
          </table:table-cell>
        </table:table-row>
        <table:table-row table:style-name="ro2">
          <table:table-cell table:formula="of:=SQRT(RADIUS*RADIUS-[.B85]*[.B85])" office:value-type="float" office:value="57.2363520850167">
            <text:p>57.2363520850167</text:p>
          </table:table-cell>
          <table:table-cell office:value-type="float" office:value="82">
            <text:p>82</text:p>
          </table:table-cell>
          <table:table-cell table:formula="of:=RADIUS2-[.D85]" office:value-type="float" office:value="3276">
            <text:p>3276</text:p>
          </table:table-cell>
          <table:table-cell table:formula="of:=[.B85]*[.B85]" office:value-type="float" office:value="6724">
            <text:p>6724</text:p>
          </table:table-cell>
          <table:table-cell/>
          <table:table-cell table:formula="of:=[.C84]-[.C85]" office:value-type="float" office:value="163">
            <text:p>163</text:p>
          </table:table-cell>
          <table:table-cell table:formula="of:=[.A86]-[.A85]" office:value-type="float" office:value="-1.46001301547938">
            <text:p>-1.460013015479</text:p>
          </table:table-cell>
          <table:table-cell table:formula="of:=100-[.A85]" office:value-type="float" office:value="42.7636479149833">
            <text:p>42.763647915</text:p>
          </table:table-cell>
          <table:table-cell table:formula="of:=[.H85]/DIVIDER" office:value-type="float" office:value="8552.51575941559">
            <text:p>8552.5157594156</text:p>
          </table:table-cell>
        </table:table-row>
        <table:table-row table:style-name="ro2">
          <table:table-cell table:formula="of:=SQRT(RADIUS*RADIUS-[.B86]*[.B86])" office:value-type="float" office:value="55.7763390695374">
            <text:p>55.7763390695374</text:p>
          </table:table-cell>
          <table:table-cell office:value-type="float" office:value="83">
            <text:p>83</text:p>
          </table:table-cell>
          <table:table-cell table:formula="of:=RADIUS2-[.D86]" office:value-type="float" office:value="3111">
            <text:p>3111</text:p>
          </table:table-cell>
          <table:table-cell table:formula="of:=[.B86]*[.B86]" office:value-type="float" office:value="6889">
            <text:p>6889</text:p>
          </table:table-cell>
          <table:table-cell/>
          <table:table-cell table:formula="of:=[.C85]-[.C86]" office:value-type="float" office:value="165">
            <text:p>165</text:p>
          </table:table-cell>
          <table:table-cell table:formula="of:=[.A87]-[.A86]" office:value-type="float" office:value="-1.51769920453522">
            <text:p>-1.517699204535</text:p>
          </table:table-cell>
          <table:table-cell table:formula="of:=100-[.A86]" office:value-type="float" office:value="44.2236609304626">
            <text:p>44.2236609305</text:p>
          </table:table-cell>
          <table:table-cell table:formula="of:=[.H86]/DIVIDER" office:value-type="float" office:value="8844.51106226402">
            <text:p>8844.511062264</text:p>
          </table:table-cell>
        </table:table-row>
        <table:table-row table:style-name="ro2">
          <table:table-cell table:formula="of:=SQRT(RADIUS*RADIUS-[.B87]*[.B87])" office:value-type="float" office:value="54.2586398650021">
            <text:p>54.2586398650021</text:p>
          </table:table-cell>
          <table:table-cell office:value-type="float" office:value="84">
            <text:p>84</text:p>
          </table:table-cell>
          <table:table-cell table:formula="of:=RADIUS2-[.D87]" office:value-type="float" office:value="2944">
            <text:p>2944</text:p>
          </table:table-cell>
          <table:table-cell table:formula="of:=[.B87]*[.B87]" office:value-type="float" office:value="7056">
            <text:p>7056</text:p>
          </table:table-cell>
          <table:table-cell/>
          <table:table-cell table:formula="of:=[.C86]-[.C87]" office:value-type="float" office:value="167">
            <text:p>167</text:p>
          </table:table-cell>
          <table:table-cell table:formula="of:=[.A88]-[.A87]" office:value-type="float" office:value="-1.58037110073845">
            <text:p>-1.580371100738</text:p>
          </table:table-cell>
          <table:table-cell table:formula="of:=100-[.A87]" office:value-type="float" office:value="45.7413601349979">
            <text:p>45.741360135</text:p>
          </table:table-cell>
          <table:table-cell table:formula="of:=[.H87]/DIVIDER" office:value-type="float" office:value="9148.04331448547">
            <text:p>9148.0433144855</text:p>
          </table:table-cell>
        </table:table-row>
        <table:table-row table:style-name="ro2">
          <table:table-cell table:formula="of:=SQRT(RADIUS*RADIUS-[.B88]*[.B88])" office:value-type="float" office:value="52.6782687642637">
            <text:p>52.6782687642637</text:p>
          </table:table-cell>
          <table:table-cell office:value-type="float" office:value="85">
            <text:p>85</text:p>
          </table:table-cell>
          <table:table-cell table:formula="of:=RADIUS2-[.D88]" office:value-type="float" office:value="2775">
            <text:p>2775</text:p>
          </table:table-cell>
          <table:table-cell table:formula="of:=[.B88]*[.B88]" office:value-type="float" office:value="7225">
            <text:p>7225</text:p>
          </table:table-cell>
          <table:table-cell/>
          <table:table-cell table:formula="of:=[.C87]-[.C88]" office:value-type="float" office:value="169">
            <text:p>169</text:p>
          </table:table-cell>
          <table:table-cell table:formula="of:=[.A89]-[.A88]" office:value-type="float" office:value="-1.6488654755714">
            <text:p>-1.648865475571</text:p>
          </table:table-cell>
          <table:table-cell table:formula="of:=100-[.A88]" office:value-type="float" office:value="47.3217312357363">
            <text:p>47.3217312357</text:p>
          </table:table-cell>
          <table:table-cell table:formula="of:=[.H88]/DIVIDER" office:value-type="float" office:value="9464.10963258026">
            <text:p>9464.1096325803</text:p>
          </table:table-cell>
        </table:table-row>
        <table:table-row table:style-name="ro2">
          <table:table-cell table:formula="of:=SQRT(RADIUS*RADIUS-[.B89]*[.B89])" office:value-type="float" office:value="51.0294032886923">
            <text:p>51.0294032886923</text:p>
          </table:table-cell>
          <table:table-cell office:value-type="float" office:value="86">
            <text:p>86</text:p>
          </table:table-cell>
          <table:table-cell table:formula="of:=RADIUS2-[.D89]" office:value-type="float" office:value="2604">
            <text:p>2604</text:p>
          </table:table-cell>
          <table:table-cell table:formula="of:=[.B89]*[.B89]" office:value-type="float" office:value="7396">
            <text:p>7396</text:p>
          </table:table-cell>
          <table:table-cell/>
          <table:table-cell table:formula="of:=[.C88]-[.C89]" office:value-type="float" office:value="171">
            <text:p>171</text:p>
          </table:table-cell>
          <table:table-cell table:formula="of:=[.A90]-[.A89]" office:value-type="float" office:value="-1.72423114620809">
            <text:p>-1.724231146208</text:p>
          </table:table-cell>
          <table:table-cell table:formula="of:=100-[.A89]" office:value-type="float" office:value="48.9705967113077">
            <text:p>48.9705967113</text:p>
          </table:table-cell>
          <table:table-cell table:formula="of:=[.H89]/DIVIDER" office:value-type="float" office:value="9793.87448316121">
            <text:p>9793.8744831612</text:p>
          </table:table-cell>
        </table:table-row>
        <table:table-row table:style-name="ro2">
          <table:table-cell table:formula="of:=SQRT(RADIUS*RADIUS-[.B90]*[.B90])" office:value-type="float" office:value="49.3051721424842">
            <text:p>49.3051721424842</text:p>
          </table:table-cell>
          <table:table-cell office:value-type="float" office:value="87">
            <text:p>87</text:p>
          </table:table-cell>
          <table:table-cell table:formula="of:=RADIUS2-[.D90]" office:value-type="float" office:value="2431">
            <text:p>2431</text:p>
          </table:table-cell>
          <table:table-cell table:formula="of:=[.B90]*[.B90]" office:value-type="float" office:value="7569">
            <text:p>7569</text:p>
          </table:table-cell>
          <table:table-cell/>
          <table:table-cell table:formula="of:=[.C89]-[.C90]" office:value-type="float" office:value="173">
            <text:p>173</text:p>
          </table:table-cell>
          <table:table-cell table:formula="of:=[.A91]-[.A90]" office:value-type="float" office:value="-1.80780379433254">
            <text:p>-1.807803794333</text:p>
          </table:table-cell>
          <table:table-cell table:formula="of:=100-[.A90]" office:value-type="float" office:value="50.6948278575158">
            <text:p>50.6948278575</text:p>
          </table:table-cell>
          <table:table-cell table:formula="of:=[.H90]/DIVIDER" office:value-type="float" office:value="10138.7120910317">
            <text:p>10138.7120910317</text:p>
          </table:table-cell>
        </table:table-row>
        <table:table-row table:style-name="ro2">
          <table:table-cell table:formula="of:=SQRT(RADIUS*RADIUS-[.B91]*[.B91])" office:value-type="float" office:value="47.4973683481517">
            <text:p>47.4973683481517</text:p>
          </table:table-cell>
          <table:table-cell office:value-type="float" office:value="88">
            <text:p>88</text:p>
          </table:table-cell>
          <table:table-cell table:formula="of:=RADIUS2-[.D91]" office:value-type="float" office:value="2256">
            <text:p>2256</text:p>
          </table:table-cell>
          <table:table-cell table:formula="of:=[.B91]*[.B91]" office:value-type="float" office:value="7744">
            <text:p>7744</text:p>
          </table:table-cell>
          <table:table-cell/>
          <table:table-cell table:formula="of:=[.C90]-[.C91]" office:value-type="float" office:value="175">
            <text:p>175</text:p>
          </table:table-cell>
          <table:table-cell table:formula="of:=[.A92]-[.A91]" office:value-type="float" office:value="-1.90131588743968">
            <text:p>-1.901315887440</text:p>
          </table:table-cell>
          <table:table-cell table:formula="of:=100-[.A91]" office:value-type="float" office:value="52.5026316518483">
            <text:p>52.5026316518</text:p>
          </table:table-cell>
          <table:table-cell table:formula="of:=[.H91]/DIVIDER" office:value-type="float" office:value="10500.2638106535">
            <text:p>10500.2638106535</text:p>
          </table:table-cell>
        </table:table-row>
        <table:table-row table:style-name="ro2">
          <table:table-cell table:formula="of:=SQRT(RADIUS*RADIUS-[.B92]*[.B92])" office:value-type="float" office:value="45.596052460712">
            <text:p>45.5960524607120</text:p>
          </table:table-cell>
          <table:table-cell office:value-type="float" office:value="89">
            <text:p>89</text:p>
          </table:table-cell>
          <table:table-cell table:formula="of:=RADIUS2-[.D92]" office:value-type="float" office:value="2079">
            <text:p>2079</text:p>
          </table:table-cell>
          <table:table-cell table:formula="of:=[.B92]*[.B92]" office:value-type="float" office:value="7921">
            <text:p>7921</text:p>
          </table:table-cell>
          <table:table-cell/>
          <table:table-cell table:formula="of:=[.C91]-[.C92]" office:value-type="float" office:value="177">
            <text:p>177</text:p>
          </table:table-cell>
          <table:table-cell table:formula="of:=[.A93]-[.A92]" office:value-type="float" office:value="-2.00706302530525">
            <text:p>-2.007063025305</text:p>
          </table:table-cell>
          <table:table-cell table:formula="of:=100-[.A92]" office:value-type="float" office:value="54.403947539288">
            <text:p>54.4039475393</text:p>
          </table:table-cell>
          <table:table-cell table:formula="of:=[.H92]/DIVIDER" office:value-type="float" office:value="10880.5174813245">
            <text:p>10880.5174813245</text:p>
          </table:table-cell>
        </table:table-row>
        <table:table-row table:style-name="ro2">
          <table:table-cell table:formula="of:=SQRT(RADIUS*RADIUS-[.B93]*[.B93])" office:value-type="float" office:value="43.5889894354067">
            <text:p>43.5889894354067</text:p>
          </table:table-cell>
          <table:table-cell office:value-type="float" office:value="90">
            <text:p>90</text:p>
          </table:table-cell>
          <table:table-cell table:formula="of:=RADIUS2-[.D93]" office:value-type="float" office:value="1900">
            <text:p>1900</text:p>
          </table:table-cell>
          <table:table-cell table:formula="of:=[.B93]*[.B93]" office:value-type="float" office:value="8100">
            <text:p>8100</text:p>
          </table:table-cell>
          <table:table-cell/>
          <table:table-cell table:formula="of:=[.C92]-[.C93]" office:value-type="float" office:value="179">
            <text:p>179</text:p>
          </table:table-cell>
          <table:table-cell table:formula="of:=[.A94]-[.A93]" office:value-type="float" office:value="-2.12816455215098">
            <text:p>-2.128164552151</text:p>
          </table:table-cell>
          <table:table-cell table:formula="of:=100-[.A93]" office:value-type="float" office:value="56.4110105645933">
            <text:p>56.4110105646</text:p>
          </table:table-cell>
          <table:table-cell table:formula="of:=[.H93]/DIVIDER" office:value-type="float" office:value="11281.9200508197">
            <text:p>11281.9200508197</text:p>
          </table:table-cell>
        </table:table-row>
        <table:table-row table:style-name="ro2">
          <table:table-cell table:formula="of:=SQRT(RADIUS*RADIUS-[.B94]*[.B94])" office:value-type="float" office:value="41.4608248832558">
            <text:p>41.4608248832558</text:p>
          </table:table-cell>
          <table:table-cell office:value-type="float" office:value="91">
            <text:p>91</text:p>
          </table:table-cell>
          <table:table-cell table:formula="of:=RADIUS2-[.D94]" office:value-type="float" office:value="1719">
            <text:p>1719</text:p>
          </table:table-cell>
          <table:table-cell table:formula="of:=[.B94]*[.B94]" office:value-type="float" office:value="8281">
            <text:p>8281</text:p>
          </table:table-cell>
          <table:table-cell/>
          <table:table-cell table:formula="of:=[.C93]-[.C94]" office:value-type="float" office:value="181">
            <text:p>181</text:p>
          </table:table-cell>
          <table:table-cell table:formula="of:=[.A95]-[.A94]" office:value-type="float" office:value="-2.26898899872491">
            <text:p>-2.268988998725</text:p>
          </table:table-cell>
          <table:table-cell table:formula="of:=100-[.A94]" office:value-type="float" office:value="58.5391751167442">
            <text:p>58.5391751167</text:p>
          </table:table-cell>
          <table:table-cell table:formula="of:=[.H94]/DIVIDER" office:value-type="float" office:value="11707.5423201613">
            <text:p>11707.5423201613</text:p>
          </table:table-cell>
        </table:table-row>
        <table:table-row table:style-name="ro2">
          <table:table-cell table:formula="of:=SQRT(RADIUS*RADIUS-[.B95]*[.B95])" office:value-type="float" office:value="39.1918358845308">
            <text:p>39.1918358845308</text:p>
          </table:table-cell>
          <table:table-cell office:value-type="float" office:value="92">
            <text:p>92</text:p>
          </table:table-cell>
          <table:table-cell table:formula="of:=RADIUS2-[.D95]" office:value-type="float" office:value="1536">
            <text:p>1536</text:p>
          </table:table-cell>
          <table:table-cell table:formula="of:=[.B95]*[.B95]" office:value-type="float" office:value="8464">
            <text:p>8464</text:p>
          </table:table-cell>
          <table:table-cell/>
          <table:table-cell table:formula="of:=[.C94]-[.C95]" office:value-type="float" office:value="183">
            <text:p>183</text:p>
          </table:table-cell>
          <table:table-cell table:formula="of:=[.A96]-[.A95]" office:value-type="float" office:value="-2.43588398555264">
            <text:p>-2.435883985553</text:p>
          </table:table-cell>
          <table:table-cell table:formula="of:=100-[.A95]" office:value-type="float" office:value="60.8081641154692">
            <text:p>60.8081641155</text:p>
          </table:table-cell>
          <table:table-cell table:formula="of:=[.H95]/DIVIDER" office:value-type="float" office:value="12161.3287746779">
            <text:p>12161.3287746779</text:p>
          </table:table-cell>
        </table:table-row>
        <table:table-row table:style-name="ro2">
          <table:table-cell table:formula="of:=SQRT(RADIUS*RADIUS-[.B96]*[.B96])" office:value-type="float" office:value="36.7559518989782">
            <text:p>36.7559518989782</text:p>
          </table:table-cell>
          <table:table-cell office:value-type="float" office:value="93">
            <text:p>93</text:p>
          </table:table-cell>
          <table:table-cell table:formula="of:=RADIUS2-[.D96]" office:value-type="float" office:value="1351">
            <text:p>1351</text:p>
          </table:table-cell>
          <table:table-cell table:formula="of:=[.B96]*[.B96]" office:value-type="float" office:value="8649">
            <text:p>8649</text:p>
          </table:table-cell>
          <table:table-cell/>
          <table:table-cell table:formula="of:=[.C95]-[.C96]" office:value-type="float" office:value="185">
            <text:p>185</text:p>
          </table:table-cell>
          <table:table-cell table:formula="of:=[.A97]-[.A96]" office:value-type="float" office:value="-2.63850768051425">
            <text:p>-2.638507680514</text:p>
          </table:table-cell>
          <table:table-cell table:formula="of:=100-[.A96]" office:value-type="float" office:value="63.2440481010218">
            <text:p>63.244048101</text:p>
          </table:table-cell>
          <table:table-cell table:formula="of:=[.H96]/DIVIDER" office:value-type="float" office:value="12648.4933920642">
            <text:p>12648.4933920642</text:p>
          </table:table-cell>
        </table:table-row>
        <table:table-row table:style-name="ro2">
          <table:table-cell table:formula="of:=SQRT(RADIUS*RADIUS-[.B97]*[.B97])" office:value-type="float" office:value="34.117444218464">
            <text:p>34.1174442184640</text:p>
          </table:table-cell>
          <table:table-cell office:value-type="float" office:value="94">
            <text:p>94</text:p>
          </table:table-cell>
          <table:table-cell table:formula="of:=RADIUS2-[.D97]" office:value-type="float" office:value="1164">
            <text:p>1164</text:p>
          </table:table-cell>
          <table:table-cell table:formula="of:=[.B97]*[.B97]" office:value-type="float" office:value="8836">
            <text:p>8836</text:p>
          </table:table-cell>
          <table:table-cell/>
          <table:table-cell table:formula="of:=[.C96]-[.C97]" office:value-type="float" office:value="187">
            <text:p>187</text:p>
          </table:table-cell>
          <table:table-cell table:formula="of:=[.A98]-[.A97]" office:value-type="float" office:value="-2.89245422647197">
            <text:p>-2.892454226472</text:p>
          </table:table-cell>
          <table:table-cell table:formula="of:=100-[.A97]" office:value-type="float" office:value="65.882555781536">
            <text:p>65.8825557815</text:p>
          </table:table-cell>
          <table:table-cell table:formula="of:=[.H97]/DIVIDER" office:value-type="float" office:value="13176.1817352991">
            <text:p>13176.1817352991</text:p>
          </table:table-cell>
        </table:table-row>
        <table:table-row table:style-name="ro2">
          <table:table-cell table:formula="of:=SQRT(RADIUS*RADIUS-[.B98]*[.B98])" office:value-type="float" office:value="31.224989991992">
            <text:p>31.2249899919920</text:p>
          </table:table-cell>
          <table:table-cell office:value-type="float" office:value="95">
            <text:p>95</text:p>
          </table:table-cell>
          <table:table-cell table:formula="of:=RADIUS2-[.D98]" office:value-type="float" office:value="975">
            <text:p>975</text:p>
          </table:table-cell>
          <table:table-cell table:formula="of:=[.B98]*[.B98]" office:value-type="float" office:value="9025">
            <text:p>9025</text:p>
          </table:table-cell>
          <table:table-cell/>
          <table:table-cell table:formula="of:=[.C97]-[.C98]" office:value-type="float" office:value="189">
            <text:p>189</text:p>
          </table:table-cell>
          <table:table-cell table:formula="of:=[.A99]-[.A98]" office:value-type="float" office:value="-3.22498999199199">
            <text:p>-3.224989991992</text:p>
          </table:table-cell>
          <table:table-cell table:formula="of:=100-[.A98]" office:value-type="float" office:value="68.775010008008">
            <text:p>68.775010008</text:p>
          </table:table-cell>
          <table:table-cell table:formula="of:=[.H98]/DIVIDER" office:value-type="float" office:value="13754.6581179611">
            <text:p>13754.6581179611</text:p>
          </table:table-cell>
        </table:table-row>
        <table:table-row table:style-name="ro2">
          <table:table-cell table:formula="of:=SQRT(RADIUS*RADIUS-[.B99]*[.B99])" office:value-type="float" office:value="28">
            <text:p>28.0000000000000</text:p>
          </table:table-cell>
          <table:table-cell office:value-type="float" office:value="96">
            <text:p>96</text:p>
          </table:table-cell>
          <table:table-cell table:formula="of:=RADIUS2-[.D99]" office:value-type="float" office:value="784">
            <text:p>784</text:p>
          </table:table-cell>
          <table:table-cell table:formula="of:=[.B99]*[.B99]" office:value-type="float" office:value="9216">
            <text:p>9216</text:p>
          </table:table-cell>
          <table:table-cell/>
          <table:table-cell table:formula="of:=[.C98]-[.C99]" office:value-type="float" office:value="191">
            <text:p>191</text:p>
          </table:table-cell>
          <table:table-cell table:formula="of:=[.A100]-[.A99]" office:value-type="float" office:value="-3.68950843771356">
            <text:p>-3.689508437714</text:p>
          </table:table-cell>
          <table:table-cell table:formula="of:=100-[.A99]" office:value-type="float" office:value="72">
            <text:p>72</text:p>
          </table:table-cell>
          <table:table-cell table:formula="of:=[.H99]/DIVIDER" office:value-type="float" office:value="14399.6399910067">
            <text:p>14399.6399910067</text:p>
          </table:table-cell>
        </table:table-row>
        <table:table-row table:style-name="ro2">
          <table:table-cell table:formula="of:=SQRT(RADIUS*RADIUS-[.B100]*[.B100])" office:value-type="float" office:value="24.3104915622864">
            <text:p>24.3104915622864</text:p>
          </table:table-cell>
          <table:table-cell office:value-type="float" office:value="97">
            <text:p>97</text:p>
          </table:table-cell>
          <table:table-cell table:formula="of:=RADIUS2-[.D100]" office:value-type="float" office:value="591">
            <text:p>591</text:p>
          </table:table-cell>
          <table:table-cell table:formula="of:=[.B100]*[.B100]" office:value-type="float" office:value="9409">
            <text:p>9409</text:p>
          </table:table-cell>
          <table:table-cell/>
          <table:table-cell table:formula="of:=[.C99]-[.C100]" office:value-type="float" office:value="193">
            <text:p>193</text:p>
          </table:table-cell>
          <table:table-cell table:formula="of:=[.A101]-[.A100]" office:value-type="float" office:value="-4.41074282015404">
            <text:p>-4.410742820154</text:p>
          </table:table-cell>
          <table:table-cell table:formula="of:=100-[.A100]" office:value-type="float" office:value="75.6895084377136">
            <text:p>75.6895084377</text:p>
          </table:table-cell>
          <table:table-cell table:formula="of:=[.H100]/DIVIDER" office:value-type="float" office:value="15137.5232305464">
            <text:p>15137.5232305464</text:p>
          </table:table-cell>
        </table:table-row>
        <table:table-row table:style-name="ro2">
          <table:table-cell table:formula="of:=SQRT(RADIUS*RADIUS-[.B101]*[.B101])" office:value-type="float" office:value="19.8997487421324">
            <text:p>19.8997487421324</text:p>
          </table:table-cell>
          <table:table-cell office:value-type="float" office:value="98">
            <text:p>98</text:p>
          </table:table-cell>
          <table:table-cell table:formula="of:=RADIUS2-[.D101]" office:value-type="float" office:value="396">
            <text:p>396</text:p>
          </table:table-cell>
          <table:table-cell table:formula="of:=[.B101]*[.B101]" office:value-type="float" office:value="9604">
            <text:p>9604</text:p>
          </table:table-cell>
          <table:table-cell/>
          <table:table-cell table:formula="of:=[.C100]-[.C101]" office:value-type="float" office:value="195">
            <text:p>195</text:p>
          </table:table-cell>
          <table:table-cell table:formula="of:=[.A102]-[.A101]" office:value-type="float" office:value="-5.79301276246651">
            <text:p>-5.793012762467</text:p>
          </table:table-cell>
          <table:table-cell table:formula="of:=100-[.A101]" office:value-type="float" office:value="80.1002512578676">
            <text:p>80.1002512579</text:p>
          </table:table-cell>
          <table:table-cell table:formula="of:=[.H101]/DIVIDER" office:value-type="float" office:value="16019.6497403121">
            <text:p>16019.6497403121</text:p>
          </table:table-cell>
        </table:table-row>
        <table:table-row table:style-name="ro2">
          <table:table-cell table:formula="of:=SQRT(RADIUS*RADIUS-[.B102]*[.B102])" office:value-type="float" office:value="14.1067359796659">
            <text:p>14.1067359796659</text:p>
          </table:table-cell>
          <table:table-cell office:value-type="float" office:value="99">
            <text:p>99</text:p>
          </table:table-cell>
          <table:table-cell table:formula="of:=RADIUS2-[.D102]" office:value-type="float" office:value="199">
            <text:p>199</text:p>
          </table:table-cell>
          <table:table-cell table:formula="of:=[.B102]*[.B102]" office:value-type="float" office:value="9801">
            <text:p>9801</text:p>
          </table:table-cell>
          <table:table-cell/>
          <table:table-cell table:formula="of:=[.C101]-[.C102]" office:value-type="float" office:value="197">
            <text:p>197</text:p>
          </table:table-cell>
          <table:table-cell/>
          <table:table-cell table:formula="of:=100-[.A102]" office:value-type="float" office:value="85.8932640203341">
            <text:p>85.8932640203</text:p>
          </table:table-cell>
          <table:table-cell table:formula="of:=[.H102]/DIVIDER" office:value-type="float" office:value="17178.223327018">
            <text:p>17178.223327018</text:p>
          </table:table-cell>
        </table:table-row>
        <table:table-row table:style-name="ro2">
          <table:table-cell table:formula="of:=SQRT(RADIUS*RADIUS-[.B103]*[.B103])" office:value-type="float" office:value="0">
            <text:p>0.0000000000000</text:p>
          </table:table-cell>
          <table:table-cell office:value-type="float" office:value="100">
            <text:p>100</text:p>
          </table:table-cell>
          <table:table-cell table:formula="of:=RADIUS2-[.D103]" office:value-type="float" office:value="0">
            <text:p>0</text:p>
          </table:table-cell>
          <table:table-cell table:formula="of:=[.B103]*[.B103]" office:value-type="float" office:value="10000">
            <text:p>10000</text:p>
          </table:table-cell>
          <table:table-cell/>
          <table:table-cell table:formula="of:=[.C102]-[.C103]" office:value-type="float" office:value="199">
            <text:p>199</text:p>
          </table:table-cell>
          <table:table-cell table:formula="of:=[.A104]-[.A103]" office:value-type="float" office:value="0">
            <text:p>0.000000000000</text:p>
          </table:table-cell>
          <table:table-cell table:formula="of:=100-[.A103]" office:value-type="float" office:value="100">
            <text:p>100</text:p>
          </table:table-cell>
          <table:table-cell table:formula="of:=[.H103]/DIVIDER" office:value-type="float" office:value="19999.4999875093">
            <text:p>19999.4999875093</text:p>
          </table:table-cell>
        </table:table-row>
        <table:table-row table:style-name="ro2">
          <table:table-cell/>
          <table:table-cell table:number-columns-repeated="8"/>
        </table:table-row>
        <table:table-row table:style-name="ro2" table:number-rows-repeated="1048471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>
        <table:named-range table:name="DIVIDER" table:base-cell-address="$Sheet1.$H$4" table:cell-range-address="$Sheet1.$H$4"/>
        <table:named-range table:name="RADIUS" table:base-cell-address="$Sheet1.$A$3" table:cell-range-address="$Sheet1.$A$3"/>
        <table:named-range table:name="RADIUS2" table:base-cell-address="$Sheet1.$E$3" table:cell-range-address="$Sheet1.$E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2">
      <number:number number:decimal-places="12" number:min-integer-digits="1"/>
    </number:number-style>
    <number:number-style style:name="N113">
      <number:number number:decimal-places="13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2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2T00:48:34.53</meta:creation-date>
    <dc:date>2012-05-02T19:36:39.56</dc:date>
    <meta:editing-duration>P0D</meta:editing-duration>
    <meta:editing-cycles>3</meta:editing-cycles>
    <meta:generator>LibreOffice/3.5$Windows_x86 LibreOffice_project/281b639-6baa1d3-ef66a77-d866f25-f36d45f</meta:generator>
    <meta:document-statistic meta:table-count="3" meta:cell-count="815" meta:object-count="0"/>
  </office:meta>
</office:document-meta>
</file>